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2.889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4.242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2.281cm"/>
    </style:style>
    <style:style style:name="co13" style:family="table-column">
      <style:table-column-properties fo:break-before="auto" style:column-width="4.284cm"/>
    </style:style>
    <style:style style:name="co14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Pivot_20_Table_20_Field">
      <style:table-cell-properties fo:border-bottom="0.99pt solid #000000" fo:background-color="#ffff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ackground-color="#ffff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ackground-color="#ffff00" fo:border-left="0.99pt solid #000000" fo:border-right="2.01pt solid #000000" fo:border-top="2.01pt solid #000000"/>
    </style:style>
    <style:style style:name="ce9" style:family="table-cell" style:parent-style-name="Pivot_20_Table_20_Value" style:data-style-name="N10">
      <style:table-cell-properties fo:border-bottom="none" fo:background-color="#ffff00" fo:border-left="0.99pt solid #000000" fo:border-right="2.01pt solid #000000" fo:border-top="0.99pt solid #000000"/>
    </style:style>
    <style:style style:name="ce10" style:family="table-cell" style:parent-style-name="Pivot_20_Table_20_Value" style:data-style-name="N10">
      <style:table-cell-properties fo:border-bottom="none" fo:background-color="#ffff00" fo:border-left="0.99pt solid #000000" fo:border-right="2.01pt solid #000000" fo:border-top="none"/>
    </style:style>
    <style:style style:name="ce11" style:family="table-cell" style:parent-style-name="Pivot_20_Table_20_Value" style:data-style-name="N10">
      <style:table-cell-properties fo:border-bottom="0.99pt solid #000000" fo:background-color="#ffff00" fo:border-left="0.99pt solid #000000" fo:border-right="2.01pt solid #000000" fo:border-top="none"/>
    </style:style>
    <style:style style:name="ce12" style:family="table-cell" style:parent-style-name="Pivot_20_Table_20_Result" style:data-style-name="N10">
      <style:table-cell-properties fo:border-bottom="2.01pt solid #000000" fo:background-color="#ffff00" fo:border-left="0.99pt solid #000000" fo:border-right="2.01pt solid #000000" fo:border-top="0.99pt solid #000000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 style:data-style-name="N36"/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808080"/>
    </style:style>
    <style:style style:name="ce20" style:family="table-cell" style:parent-style-name="Default" style:data-style-name="N36">
      <style:table-cell-properties fo:background-color="#808080"/>
    </style:style>
    <style:style style:name="ce21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2" style:family="table-cell" style:parent-style-name="Pivot_20_Table_20_Corner">
      <style:table-cell-properties fo:border-bottom="none" fo:background-color="#ffff00" fo:border-left="2.01pt solid #000000" fo:border-right="0.99pt solid #000000" fo:border-top="2.01pt solid #000000"/>
    </style:style>
    <style:style style:name="ce23" style:family="table-cell" style:parent-style-name="Pivot_20_Table_20_Field">
      <style:table-cell-properties fo:border-bottom="0.99pt solid #000000" fo:background-color="#ffff00" fo:border-left="2.01pt solid #000000" fo:border-right="0.99pt solid #000000" fo:border-top="0.99pt solid #000000"/>
    </style:style>
    <style:style style:name="ce24" style:family="table-cell" style:parent-style-name="Pivot_20_Table_20_Field">
      <style:table-cell-properties fo:border-bottom="0.99pt solid #000000" fo:background-color="#ffff00" fo:border-left="0.99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ackground-color="#ffff00" fo:border-left="0.99pt solid #000000" fo:border-right="none" fo:border-top="none"/>
    </style:style>
    <style:style style:name="ce26" style:family="table-cell" style:parent-style-name="Pivot_20_Table_20_Value" style:data-style-name="N0">
      <style:table-cell-properties fo:border-bottom="none" fo:background-color="#ffff00" fo:border-left="0.99pt solid #000000" fo:border-right="none" fo:border-top="0.99pt solid #000000"/>
    </style:style>
    <style:style style:name="ce27" style:family="table-cell" style:parent-style-name="Pivot_20_Table_20_Value" style:data-style-name="N0">
      <style:table-cell-properties fo:border-bottom="none" fo:background-color="#ffff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-bottom="0.99pt solid #000000" fo:background-color="#ffff00" fo:border-left="0.99pt solid #000000" fo:border-right="none" fo:border-top="none"/>
    </style:style>
    <style:style style:name="ce29" style:family="table-cell" style:parent-style-name="Pivot_20_Table_20_Result" style:data-style-name="N0">
      <style:table-cell-properties fo:border-bottom="2.01pt solid #000000" fo:background-color="#ffff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ackground-color="#ffff00" fo:border-left="none" fo:border-right="2.01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ackground-color="#ffff00" fo:border-left="none" fo:border-right="2.01pt solid #000000" fo:border-top="none"/>
    </style:style>
    <style:style style:name="ce32" style:family="table-cell" style:parent-style-name="Pivot_20_Table_20_Value" style:data-style-name="N0">
      <style:table-cell-properties fo:border-bottom="none" fo:background-color="#ffff00" fo:border-left="none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ackground-color="#ffff00" fo:border-left="none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ackground-color="#ffff00" fo:border-left="none" fo:border-right="2.01pt solid #000000" fo:border-top="none"/>
    </style:style>
    <style:style style:name="ce35" style:family="table-cell" style:parent-style-name="Pivot_20_Table_20_Result" style:data-style-name="N0">
      <style:table-cell-properties fo:border-bottom="2.01pt solid #000000" fo:background-color="#ffff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ZadanieA i 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Dochód_roczn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21/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5/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/12/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/09/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/07/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1" office:value-type="string" calcext:value-type="string">
            <text:p>Wykształcenie</text:p>
          </table:table-cell>
          <table:table-cell table:style-name="ce8" office:value-type="string" calcext:value-type="string">
            <text:p>liczba osó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/23/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/>
          <table:table-cell table:style-name="ce5" office:value-type="string" calcext:value-type="string">
            <text:p>podstawowe</text:p>
          </table:table-cell>
          <table:table-cell table:style-name="ce9" office:value-type="percentage" office:value="0.25" calcext:value-type="percentage">
            <text:p>25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6/22/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/>
          <table:table-cell table:style-name="ce6" office:value-type="string" calcext:value-type="string">
            <text:p>średnie</text:p>
          </table:table-cell>
          <table:table-cell table:style-name="ce10" office:value-type="percentage" office:value="0.322916666666667" calcext:value-type="percentage">
            <text:p>32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/27/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/>
          <table:table-cell table:style-name="ce6" office:value-type="string" calcext:value-type="string">
            <text:p>wyższe</text:p>
          </table:table-cell>
          <table:table-cell table:style-name="ce11" office:value-type="percentage" office:value="0.427083333333333" calcext:value-type="percentage">
            <text:p>43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/17/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/>
          <table:table-cell table:style-name="ce7" office:value-type="string" calcext:value-type="string">
            <text:p>Razem Wynik</text:p>
          </table:table-cell>
          <table:table-cell table:style-name="ce12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/21/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/19/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/23/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3/15/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4/05/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4/09/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/02/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/12/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/28/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/25/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/23/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7/11/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05/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4/24/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1/26/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6/12/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/19/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/11/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9/06/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/01/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/28/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5/11/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6/08/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4/11/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9/29/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4/01/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/28/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30/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2/17/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3/08/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3/10/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31/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/08/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/22/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/18/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14/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5/30/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/22/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3/09/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2/09/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4/23/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4/21/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5/13/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5/18/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/11/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1/22/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2/08/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1/07/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1/06/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5/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20/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6/10/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3/15/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7/31/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4/15/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1/10/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0/09/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2/07/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2/06/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6/22/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7/23/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/29/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/19/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5/25/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2/23/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/29/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4/20/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4/15/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5/04/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5/06/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/27/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1/04/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/18/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/14/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/10/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7/26/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18/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5/05/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2/04/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6/19/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3/01/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/23/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19/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/14/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/10/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4/23/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5/21/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</table:table-row>
      </table:table>
      <table:table table:name="ZadanieC" table:style-name="ta1">
        <table:shapes>
          <draw:frame draw:z-index="0" draw:style-name="gr1" draw:text-style-name="P1" svg:width="15.999cm" svg:height="8.999cm" svg:x="17.99cm" svg:y="2.358cm">
            <draw:object draw:notify-on-update-of-ranges="ZadanieC.F6:ZadanieC.F6 ZadanieC.F7:ZadanieC.F9 ZadanieC.G6:ZadanieC.G6 ZadanieC.G7:ZadanieC.G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Dochód_rocz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21/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5/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/12/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/09/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/07/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1" office:value-type="string" calcext:value-type="string">
            <text:p>Wykształcenie</text:p>
          </table:table-cell>
          <table:table-cell table:style-name="ce8" office:value-type="string" calcext:value-type="string">
            <text:p>liczba osó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/23/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/>
          <table:table-cell table:style-name="ce5" office:value-type="string" calcext:value-type="string">
            <text:p>podstawowe</text:p>
          </table:table-cell>
          <table:table-cell table:style-name="ce9" office:value-type="percentage" office:value="0.25" calcext:value-type="percentage">
            <text:p>25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6/22/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/>
          <table:table-cell table:style-name="ce6" office:value-type="string" calcext:value-type="string">
            <text:p>średnie</text:p>
          </table:table-cell>
          <table:table-cell table:style-name="ce10" office:value-type="percentage" office:value="0.322916666666667" calcext:value-type="percentage">
            <text:p>3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/27/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/>
          <table:table-cell table:style-name="ce6" office:value-type="string" calcext:value-type="string">
            <text:p>wyższe</text:p>
          </table:table-cell>
          <table:table-cell table:style-name="ce11" office:value-type="percentage" office:value="0.427083333333333" calcext:value-type="percentage">
            <text:p>4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/17/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/>
          <table:table-cell table:style-name="ce7" office:value-type="string" calcext:value-type="string">
            <text:p>Razem Wynik</text:p>
          </table:table-cell>
          <table:table-cell table:style-name="ce12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/21/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/19/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/23/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3/15/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4/05/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4/09/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/02/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/12/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/28/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/25/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/23/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7/11/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05/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4/24/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1/26/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6/12/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/19/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/11/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9/06/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/01/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/28/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5/11/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6/08/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4/11/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9/29/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4/01/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/28/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30/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2/17/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3/08/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3/10/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31/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/08/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/22/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/18/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14/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5/30/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/22/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3/09/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2/09/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4/23/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4/21/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5/13/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5/18/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/11/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1/22/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2/08/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1/07/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1/06/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5/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20/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6/10/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3/15/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7/31/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4/15/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1/10/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0/09/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2/07/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2/06/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6/22/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7/23/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/29/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/19/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5/25/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2/23/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/29/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4/20/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4/15/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5/04/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5/06/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/27/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1/04/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/18/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/14/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/10/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7/26/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18/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5/05/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2/04/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6/19/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3/01/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/23/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19/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/14/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/10/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4/23/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5/21/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</table:table>
      <table:table table:name="Zadani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Dochód_rocz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21/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5/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style-name="ce13" office:value-type="string" calcext:value-type="string">
            <text:p>Osób razem:</text:p>
          </table:table-cell>
          <table:table-cell table:style-name="ce13" table:formula="of:=COUNTA([.A2:.A97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/12/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/09/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style-name="ce14" office:value-type="string" calcext:value-type="string">
            <text:p>Dochod</text:p>
          </table:table-cell>
          <table:table-cell table:style-name="ce14" office:value-type="string" calcext:value-type="string">
            <text:p>Liczba osób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/07/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style-name="ce2" office:value-type="string" calcext:value-type="string">
            <text:p>Ponizej 30000 zł</text:p>
          </table:table-cell>
          <table:table-cell table:style-name="ce16" table:formula="of:=COUNTIF([.$D$2:.$D$97]; &quot;&lt;30000&quot;)/[.$F$3]" office:value-type="percentage" office:value="0.552083333333333" calcext:value-type="percentage">
            <text:p>55,21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/23/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style-name="ce2" office:value-type="string" calcext:value-type="string">
            <text:p>Od 30000 zł do 50000zł</text:p>
          </table:table-cell>
          <table:table-cell table:style-name="ce16" table:formula="of:=COUNTIFS([.$D$2:.$D$97]; &quot;&gt;=30000&quot;; [.$D$2:.$D$97]; &quot;&lt;=50000&quot;)/[.$F$3]" office:value-type="percentage" office:value="0.34375" calcext:value-type="percentage">
            <text:p>34,38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6/22/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style-name="ce2" office:value-type="string" calcext:value-type="string">
            <text:p>Powyżej 50000 zł</text:p>
          </table:table-cell>
          <table:table-cell table:style-name="ce16" table:formula="of:=COUNTIF([.$D$2:.$D$97]; &quot;&gt;50000&quot;)/[.$F$3]" office:value-type="percentage" office:value="0.104166666666667" calcext:value-type="percentage">
            <text:p>10,42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/27/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/17/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/21/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>
            <draw:frame draw:z-index="0" draw:style-name="gr1" draw:text-style-name="P1" svg:width="15.999cm" svg:height="8.999cm" svg:x="0.614cm" svg:y="0.213cm">
              <draw:object draw:notify-on-update-of-ranges="ZadanieD.E6:ZadanieD.E8 ZadanieD.F5:ZadanieD.F5 ZadanieD.F6:ZadanieD.F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/19/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/23/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3/15/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4/05/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4/09/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/02/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/12/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/28/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/25/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/23/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7/11/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05/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4/24/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1/26/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6/12/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/19/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/11/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9/06/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/01/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/28/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5/11/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6/08/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4/11/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9/29/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4/01/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/28/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30/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2/17/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3/08/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3/10/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31/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/08/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/22/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/18/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14/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5/30/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/22/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3/09/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2/09/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4/23/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4/21/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5/13/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5/18/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/11/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1/22/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2/08/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1/07/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1/06/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5/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20/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6/10/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3/15/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7/31/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4/15/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1/10/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0/09/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2/07/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2/06/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6/22/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7/23/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/29/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/19/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5/25/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2/23/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/29/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4/20/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4/15/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5/04/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5/06/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/27/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1/04/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/18/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/14/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/10/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7/26/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18/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5/05/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2/04/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6/19/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3/01/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/23/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19/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/14/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/10/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4/23/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5/21/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</table:table>
      <table:table table:name="ZadanieE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column table:style-name="co12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Data_urodzenia sformotowan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Dochód_roczny</text:p>
          </table:table-cell>
          <table:table-cell table:style-name="ce18" office:value-type="string" calcext:value-type="string">
            <text:p>Wi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21/56</text:p>
          </table:table-cell>
          <table:table-cell table:formula="of:=COM.MICROSOFT.CONCAT(MID([.B2];4;2); &quot;.&quot;; MID([.B2];1;2); &quot;.19&quot;; MID([.B2];7;2) )" office:value-type="string" office:string-value="21.03.1956" calcext:value-type="string">
            <text:p>21.03.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DATEDIF([.C2]; [.$I$2]; &quot;Y&quot;)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Data ankiety</text:p>
          </table:table-cell>
          <table:table-cell table:style-name="ce20" office:value-type="date" office:date-value="2004-12-05" calcext:value-type="date">
            <text:p>5.12.2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5/80</text:p>
          </table:table-cell>
          <table:table-cell table:formula="of:=COM.MICROSOFT.CONCAT(MID([.B3];4;2); &quot;.&quot;; MID([.B3];1;2); &quot;.19&quot;; MID([.B3];7;2) )" office:value-type="string" office:string-value="15.12.1980" calcext:value-type="string">
            <text:p>15.12.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formula="of:=DATEDIF([.C3]; [.$I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09/12/77</text:p>
          </table:table-cell>
          <table:table-cell table:formula="of:=COM.MICROSOFT.CONCAT(MID([.B4];4;2); &quot;.&quot;; MID([.B4];1;2); &quot;.19&quot;; MID([.B4];7;2) )" office:value-type="string" office:string-value="12.09.1977" calcext:value-type="string">
            <text:p>12.09.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formula="of:=DATEDIF([.C4]; [.$I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11/09/65</text:p>
          </table:table-cell>
          <table:table-cell table:formula="of:=COM.MICROSOFT.CONCAT(MID([.B5];4;2); &quot;.&quot;; MID([.B5];1;2); &quot;.19&quot;; MID([.B5];7;2) )" office:value-type="string" office:string-value="09.11.1965" calcext:value-type="string">
            <text:p>09.11.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formula="of:=DATEDIF([.C5]; [.$I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11/07/45</text:p>
          </table:table-cell>
          <table:table-cell table:formula="of:=COM.MICROSOFT.CONCAT(MID([.B6];4;2); &quot;.&quot;; MID([.B6];1;2); &quot;.19&quot;; MID([.B6];7;2) )" office:value-type="string" office:string-value="07.11.1945" calcext:value-type="string">
            <text:p>07.11.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formula="of:=DATEDIF([.C6]; [.$I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/23/34</text:p>
          </table:table-cell>
          <table:table-cell table:formula="of:=COM.MICROSOFT.CONCAT(MID([.B7];4;2); &quot;.&quot;; MID([.B7];1;2); &quot;.19&quot;; MID([.B7];7;2) )" office:value-type="string" office:string-value="23.05.1934" calcext:value-type="string">
            <text:p>23.05.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formula="of:=DATEDIF([.C7]; [.$I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6/22/42</text:p>
          </table:table-cell>
          <table:table-cell table:formula="of:=COM.MICROSOFT.CONCAT(MID([.B8];4;2); &quot;.&quot;; MID([.B8];1;2); &quot;.19&quot;; MID([.B8];7;2) )" office:value-type="string" office:string-value="22.06.1942" calcext:value-type="string">
            <text:p>22.06.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formula="of:=DATEDIF([.C8]; [.$I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/27/81</text:p>
          </table:table-cell>
          <table:table-cell table:formula="of:=COM.MICROSOFT.CONCAT(MID([.B9];4;2); &quot;.&quot;; MID([.B9];1;2); &quot;.19&quot;; MID([.B9];7;2) )" office:value-type="string" office:string-value="27.04.1981" calcext:value-type="string">
            <text:p>27.04.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formula="of:=DATEDIF([.C9]; [.$I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/17/53</text:p>
          </table:table-cell>
          <table:table-cell table:formula="of:=COM.MICROSOFT.CONCAT(MID([.B10];4;2); &quot;.&quot;; MID([.B10];1;2); &quot;.19&quot;; MID([.B10];7;2) )" office:value-type="string" office:string-value="17.10.1953" calcext:value-type="string">
            <text:p>17.10.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formula="of:=DATEDIF([.C10]; [.$I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/21/51</text:p>
          </table:table-cell>
          <table:table-cell table:formula="of:=COM.MICROSOFT.CONCAT(MID([.B11];4;2); &quot;.&quot;; MID([.B11];1;2); &quot;.19&quot;; MID([.B11];7;2) )" office:value-type="string" office:string-value="21.04.1951" calcext:value-type="string">
            <text:p>21.04.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formula="of:=DATEDIF([.C11]; [.$I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/19/57</text:p>
          </table:table-cell>
          <table:table-cell table:formula="of:=COM.MICROSOFT.CONCAT(MID([.B12];4;2); &quot;.&quot;; MID([.B12];1;2); &quot;.19&quot;; MID([.B12];7;2) )" office:value-type="string" office:string-value="19.01.1957" calcext:value-type="string">
            <text:p>19.01.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formula="of:=DATEDIF([.C12]; [.$I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/23/69</text:p>
          </table:table-cell>
          <table:table-cell table:formula="of:=COM.MICROSOFT.CONCAT(MID([.B13];4;2); &quot;.&quot;; MID([.B13];1;2); &quot;.19&quot;; MID([.B13];7;2) )" office:value-type="string" office:string-value="23.09.1969" calcext:value-type="string">
            <text:p>23.09.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DATEDIF([.C13]; [.$I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3/15/82</text:p>
          </table:table-cell>
          <table:table-cell table:formula="of:=COM.MICROSOFT.CONCAT(MID([.B14];4;2); &quot;.&quot;; MID([.B14];1;2); &quot;.19&quot;; MID([.B14];7;2) )" office:value-type="string" office:string-value="15.03.1982" calcext:value-type="string">
            <text:p>15.03.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formula="of:=DATEDIF([.C14]; [.$I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04/05/72</text:p>
          </table:table-cell>
          <table:table-cell table:formula="of:=COM.MICROSOFT.CONCAT(MID([.B15];4;2); &quot;.&quot;; MID([.B15];1;2); &quot;.19&quot;; MID([.B15];7;2) )" office:value-type="string" office:string-value="05.04.1972" calcext:value-type="string">
            <text:p>05.04.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formula="of:=DATEDIF([.C15]; [.$I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04/09/77</text:p>
          </table:table-cell>
          <table:table-cell table:formula="of:=COM.MICROSOFT.CONCAT(MID([.B16];4;2); &quot;.&quot;; MID([.B16];1;2); &quot;.19&quot;; MID([.B16];7;2) )" office:value-type="string" office:string-value="09.04.1977" calcext:value-type="string">
            <text:p>09.04.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formula="of:=DATEDIF([.C16]; [.$I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10/02/79</text:p>
          </table:table-cell>
          <table:table-cell table:formula="of:=COM.MICROSOFT.CONCAT(MID([.B17];4;2); &quot;.&quot;; MID([.B17];1;2); &quot;.19&quot;; MID([.B17];7;2) )" office:value-type="string" office:string-value="02.10.1979" calcext:value-type="string">
            <text:p>02.10.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formula="of:=DATEDIF([.C17]; [.$I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10/12/83</text:p>
          </table:table-cell>
          <table:table-cell table:formula="of:=COM.MICROSOFT.CONCAT(MID([.B18];4;2); &quot;.&quot;; MID([.B18];1;2); &quot;.19&quot;; MID([.B18];7;2) )" office:value-type="string" office:string-value="12.10.1983" calcext:value-type="string">
            <text:p>12.10.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formula="of:=DATEDIF([.C18]; [.$I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/28/75</text:p>
          </table:table-cell>
          <table:table-cell table:formula="of:=COM.MICROSOFT.CONCAT(MID([.B19];4;2); &quot;.&quot;; MID([.B19];1;2); &quot;.19&quot;; MID([.B19];7;2) )" office:value-type="string" office:string-value="28.12.1975" calcext:value-type="string">
            <text:p>28.12.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formula="of:=DATEDIF([.C19]; [.$I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/25/32</text:p>
          </table:table-cell>
          <table:table-cell table:formula="of:=COM.MICROSOFT.CONCAT(MID([.B20];4;2); &quot;.&quot;; MID([.B20];1;2); &quot;.19&quot;; MID([.B20];7;2) )" office:value-type="string" office:string-value="25.11.1932" calcext:value-type="string">
            <text:p>25.11.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formula="of:=DATEDIF([.C20]; [.$I$2]; 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/23/36</text:p>
          </table:table-cell>
          <table:table-cell table:formula="of:=COM.MICROSOFT.CONCAT(MID([.B21];4;2); &quot;.&quot;; MID([.B21];1;2); &quot;.19&quot;; MID([.B21];7;2) )" office:value-type="string" office:string-value="23.09.1936" calcext:value-type="string">
            <text:p>23.09.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formula="of:=DATEDIF([.C21]; [.$I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07/11/40</text:p>
          </table:table-cell>
          <table:table-cell table:formula="of:=COM.MICROSOFT.CONCAT(MID([.B22];4;2); &quot;.&quot;; MID([.B22];1;2); &quot;.19&quot;; MID([.B22];7;2) )" office:value-type="string" office:string-value="11.07.1940" calcext:value-type="string">
            <text:p>11.07.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formula="of:=DATEDIF([.C22]; [.$I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08/05/41</text:p>
          </table:table-cell>
          <table:table-cell table:formula="of:=COM.MICROSOFT.CONCAT(MID([.B23];4;2); &quot;.&quot;; MID([.B23];1;2); &quot;.19&quot;; MID([.B23];7;2) )" office:value-type="string" office:string-value="05.08.1941" calcext:value-type="string">
            <text:p>05.08.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formula="of:=DATEDIF([.C23]; [.$I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4/24/44</text:p>
          </table:table-cell>
          <table:table-cell table:formula="of:=COM.MICROSOFT.CONCAT(MID([.B24];4;2); &quot;.&quot;; MID([.B24];1;2); &quot;.19&quot;; MID([.B24];7;2) )" office:value-type="string" office:string-value="24.04.1944" calcext:value-type="string">
            <text:p>24.04.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formula="of:=DATEDIF([.C24]; [.$I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1/26/49</text:p>
          </table:table-cell>
          <table:table-cell table:formula="of:=COM.MICROSOFT.CONCAT(MID([.B25];4;2); &quot;.&quot;; MID([.B25];1;2); &quot;.19&quot;; MID([.B25];7;2) )" office:value-type="string" office:string-value="26.01.1949" calcext:value-type="string">
            <text:p>26.01.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DATEDIF([.C25]; [.$I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06/12/57</text:p>
          </table:table-cell>
          <table:table-cell table:formula="of:=COM.MICROSOFT.CONCAT(MID([.B26];4;2); &quot;.&quot;; MID([.B26];1;2); &quot;.19&quot;; MID([.B26];7;2) )" office:value-type="string" office:string-value="12.06.1957" calcext:value-type="string">
            <text:p>12.06.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formula="of:=DATEDIF([.C26]; [.$I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/19/56</text:p>
          </table:table-cell>
          <table:table-cell table:formula="of:=COM.MICROSOFT.CONCAT(MID([.B27];4;2); &quot;.&quot;; MID([.B27];1;2); &quot;.19&quot;; MID([.B27];7;2) )" office:value-type="string" office:string-value="19.03.1956" calcext:value-type="string">
            <text:p>19.03.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formula="of:=DATEDIF([.C27]; [.$I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12/11/80</text:p>
          </table:table-cell>
          <table:table-cell table:formula="of:=COM.MICROSOFT.CONCAT(MID([.B28];4;2); &quot;.&quot;; MID([.B28];1;2); &quot;.19&quot;; MID([.B28];7;2) )" office:value-type="string" office:string-value="11.12.1980" calcext:value-type="string">
            <text:p>11.12.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formula="of:=DATEDIF([.C28]; [.$I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09/06/77</text:p>
          </table:table-cell>
          <table:table-cell table:formula="of:=COM.MICROSOFT.CONCAT(MID([.B29];4;2); &quot;.&quot;; MID([.B29];1;2); &quot;.19&quot;; MID([.B29];7;2) )" office:value-type="string" office:string-value="06.09.1977" calcext:value-type="string">
            <text:p>06.09.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DATEDIF([.C29]; [.$I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11/01/65</text:p>
          </table:table-cell>
          <table:table-cell table:formula="of:=COM.MICROSOFT.CONCAT(MID([.B30];4;2); &quot;.&quot;; MID([.B30];1;2); &quot;.19&quot;; MID([.B30];7;2) )" office:value-type="string" office:string-value="01.11.1965" calcext:value-type="string">
            <text:p>01.11.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formula="of:=DATEDIF([.C30]; [.$I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/28/45</text:p>
          </table:table-cell>
          <table:table-cell table:formula="of:=COM.MICROSOFT.CONCAT(MID([.B31];4;2); &quot;.&quot;; MID([.B31];1;2); &quot;.19&quot;; MID([.B31];7;2) )" office:value-type="string" office:string-value="28.10.1945" calcext:value-type="string">
            <text:p>28.10.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DATEDIF([.C31]; [.$I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05/11/34</text:p>
          </table:table-cell>
          <table:table-cell table:formula="of:=COM.MICROSOFT.CONCAT(MID([.B32];4;2); &quot;.&quot;; MID([.B32];1;2); &quot;.19&quot;; MID([.B32];7;2) )" office:value-type="string" office:string-value="11.05.1934" calcext:value-type="string">
            <text:p>11.05.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formula="of:=DATEDIF([.C32]; [.$I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06/08/42</text:p>
          </table:table-cell>
          <table:table-cell table:formula="of:=COM.MICROSOFT.CONCAT(MID([.B33];4;2); &quot;.&quot;; MID([.B33];1;2); &quot;.19&quot;; MID([.B33];7;2) )" office:value-type="string" office:string-value="08.06.1942" calcext:value-type="string">
            <text:p>08.06.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formula="of:=DATEDIF([.C33]; [.$I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04/11/81</text:p>
          </table:table-cell>
          <table:table-cell table:formula="of:=COM.MICROSOFT.CONCAT(MID([.B34];4;2); &quot;.&quot;; MID([.B34];1;2); &quot;.19&quot;; MID([.B34];7;2) )" office:value-type="string" office:string-value="11.04.1981" calcext:value-type="string">
            <text:p>11.04.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formula="of:=DATEDIF([.C34]; [.$I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9/29/53</text:p>
          </table:table-cell>
          <table:table-cell table:formula="of:=COM.MICROSOFT.CONCAT(MID([.B35];4;2); &quot;.&quot;; MID([.B35];1;2); &quot;.19&quot;; MID([.B35];7;2) )" office:value-type="string" office:string-value="29.09.1953" calcext:value-type="string">
            <text:p>29.09.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formula="of:=DATEDIF([.C35]; [.$I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04/01/51</text:p>
          </table:table-cell>
          <table:table-cell table:formula="of:=COM.MICROSOFT.CONCAT(MID([.B36];4;2); &quot;.&quot;; MID([.B36];1;2); &quot;.19&quot;; MID([.B36];7;2) )" office:value-type="string" office:string-value="01.04.1951" calcext:value-type="string">
            <text:p>01.04.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formula="of:=DATEDIF([.C36]; [.$I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/28/56</text:p>
          </table:table-cell>
          <table:table-cell table:formula="of:=COM.MICROSOFT.CONCAT(MID([.B37];4;2); &quot;.&quot;; MID([.B37];1;2); &quot;.19&quot;; MID([.B37];7;2) )" office:value-type="string" office:string-value="28.12.1956" calcext:value-type="string">
            <text:p>28.12.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formula="of:=DATEDIF([.C37]; [.$I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30/69</text:p>
          </table:table-cell>
          <table:table-cell table:formula="of:=COM.MICROSOFT.CONCAT(MID([.B38];4;2); &quot;.&quot;; MID([.B38];1;2); &quot;.19&quot;; MID([.B38];7;2) )" office:value-type="string" office:string-value="30.08.1969" calcext:value-type="string">
            <text:p>30.08.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formula="of:=DATEDIF([.C38]; [.$I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2/17/82</text:p>
          </table:table-cell>
          <table:table-cell table:formula="of:=COM.MICROSOFT.CONCAT(MID([.B39];4;2); &quot;.&quot;; MID([.B39];1;2); &quot;.19&quot;; MID([.B39];7;2) )" office:value-type="string" office:string-value="17.02.1982" calcext:value-type="string">
            <text:p>17.02.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formula="of:=DATEDIF([.C39]; [.$I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7" office:value-type="string" calcext:value-type="string">
            <text:p>03/08/72</text:p>
          </table:table-cell>
          <table:table-cell table:formula="of:=COM.MICROSOFT.CONCAT(MID([.B40];4;2); &quot;.&quot;; MID([.B40];1;2); &quot;.19&quot;; MID([.B40];7;2) )" office:value-type="string" office:string-value="08.03.1972" calcext:value-type="string">
            <text:p>08.03.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DATEDIF([.C40]; [.$I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03/10/77</text:p>
          </table:table-cell>
          <table:table-cell table:formula="of:=COM.MICROSOFT.CONCAT(MID([.B41];4;2); &quot;.&quot;; MID([.B41];1;2); &quot;.19&quot;; MID([.B41];7;2) )" office:value-type="string" office:string-value="10.03.1977" calcext:value-type="string">
            <text:p>10.03.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formula="of:=DATEDIF([.C41]; [.$I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31/79</text:p>
          </table:table-cell>
          <table:table-cell table:formula="of:=COM.MICROSOFT.CONCAT(MID([.B42];4;2); &quot;.&quot;; MID([.B42];1;2); &quot;.19&quot;; MID([.B42];7;2) )" office:value-type="string" office:string-value="31.08.1979" calcext:value-type="string">
            <text:p>31.08.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formula="of:=DATEDIF([.C42]; [.$I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7" office:value-type="string" calcext:value-type="string">
            <text:p>09/08/83</text:p>
          </table:table-cell>
          <table:table-cell table:formula="of:=COM.MICROSOFT.CONCAT(MID([.B43];4;2); &quot;.&quot;; MID([.B43];1;2); &quot;.19&quot;; MID([.B43];7;2) )" office:value-type="string" office:string-value="08.09.1983" calcext:value-type="string">
            <text:p>08.09.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DATEDIF([.C43]; [.$I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/22/75</text:p>
          </table:table-cell>
          <table:table-cell table:formula="of:=COM.MICROSOFT.CONCAT(MID([.B44];4;2); &quot;.&quot;; MID([.B44];1;2); &quot;.19&quot;; MID([.B44];7;2) )" office:value-type="string" office:string-value="22.11.1975" calcext:value-type="string">
            <text:p>22.11.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formula="of:=DATEDIF([.C44]; [.$I$2]; &quot;Y&quot;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/18/32</text:p>
          </table:table-cell>
          <table:table-cell table:formula="of:=COM.MICROSOFT.CONCAT(MID([.B45];4;2); &quot;.&quot;; MID([.B45];1;2); &quot;.19&quot;; MID([.B45];7;2) )" office:value-type="string" office:string-value="18.10.1932" calcext:value-type="string">
            <text:p>18.10.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formula="of:=DATEDIF([.C45]; [.$I$2]; 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14/36</text:p>
          </table:table-cell>
          <table:table-cell table:formula="of:=COM.MICROSOFT.CONCAT(MID([.B46];4;2); &quot;.&quot;; MID([.B46];1;2); &quot;.19&quot;; MID([.B46];7;2) )" office:value-type="string" office:string-value="14.08.1936" calcext:value-type="string">
            <text:p>14.08.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formula="of:=DATEDIF([.C46]; [.$I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5/30/40</text:p>
          </table:table-cell>
          <table:table-cell table:formula="of:=COM.MICROSOFT.CONCAT(MID([.B47];4;2); &quot;.&quot;; MID([.B47];1;2); &quot;.19&quot;; MID([.B47];7;2) )" office:value-type="string" office:string-value="30.05.1940" calcext:value-type="string">
            <text:p>30.05.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formula="of:=DATEDIF([.C47]; [.$I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/22/41</text:p>
          </table:table-cell>
          <table:table-cell table:formula="of:=COM.MICROSOFT.CONCAT(MID([.B48];4;2); &quot;.&quot;; MID([.B48];1;2); &quot;.19&quot;; MID([.B48];7;2) )" office:value-type="string" office:string-value="22.06.1941" calcext:value-type="string">
            <text:p>22.06.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formula="of:=DATEDIF([.C48]; [.$I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7" office:value-type="string" calcext:value-type="string">
            <text:p>03/09/44</text:p>
          </table:table-cell>
          <table:table-cell table:formula="of:=COM.MICROSOFT.CONCAT(MID([.B49];4;2); &quot;.&quot;; MID([.B49];1;2); &quot;.19&quot;; MID([.B49];7;2) )" office:value-type="string" office:string-value="09.03.1944" calcext:value-type="string">
            <text:p>09.03.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formula="of:=DATEDIF([.C49]; [.$I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12/09/48</text:p>
          </table:table-cell>
          <table:table-cell table:formula="of:=COM.MICROSOFT.CONCAT(MID([.B50];4;2); &quot;.&quot;; MID([.B50];1;2); &quot;.19&quot;; MID([.B50];7;2) )" office:value-type="string" office:string-value="09.12.1948" calcext:value-type="string">
            <text:p>09.12.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DATEDIF([.C50]; [.$I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4/23/57</text:p>
          </table:table-cell>
          <table:table-cell table:formula="of:=COM.MICROSOFT.CONCAT(MID([.B51];4;2); &quot;.&quot;; MID([.B51];1;2); &quot;.19&quot;; MID([.B51];7;2) )" office:value-type="string" office:string-value="23.04.1957" calcext:value-type="string">
            <text:p>23.04.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formula="of:=DATEDIF([.C51]; [.$I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4/21/82</text:p>
          </table:table-cell>
          <table:table-cell table:formula="of:=COM.MICROSOFT.CONCAT(MID([.B52];4;2); &quot;.&quot;; MID([.B52];1;2); &quot;.19&quot;; MID([.B52];7;2) )" office:value-type="string" office:string-value="21.04.1982" calcext:value-type="string">
            <text:p>21.04.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DATEDIF([.C52]; [.$I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5/13/72</text:p>
          </table:table-cell>
          <table:table-cell table:formula="of:=COM.MICROSOFT.CONCAT(MID([.B53];4;2); &quot;.&quot;; MID([.B53];1;2); &quot;.19&quot;; MID([.B53];7;2) )" office:value-type="string" office:string-value="13.05.1972" calcext:value-type="string">
            <text:p>13.05.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formula="of:=DATEDIF([.C53]; [.$I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5/18/77</text:p>
          </table:table-cell>
          <table:table-cell table:formula="of:=COM.MICROSOFT.CONCAT(MID([.B54];4;2); &quot;.&quot;; MID([.B54];1;2); &quot;.19&quot;; MID([.B54];7;2) )" office:value-type="string" office:string-value="18.05.1977" calcext:value-type="string">
            <text:p>18.05.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formula="of:=DATEDIF([.C54]; [.$I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11/11/79</text:p>
          </table:table-cell>
          <table:table-cell table:formula="of:=COM.MICROSOFT.CONCAT(MID([.B55];4;2); &quot;.&quot;; MID([.B55];1;2); &quot;.19&quot;; MID([.B55];7;2) )" office:value-type="string" office:string-value="11.11.1979" calcext:value-type="string">
            <text:p>11.11.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formula="of:=DATEDIF([.C55]; [.$I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1/22/83</text:p>
          </table:table-cell>
          <table:table-cell table:formula="of:=COM.MICROSOFT.CONCAT(MID([.B56];4;2); &quot;.&quot;; MID([.B56];1;2); &quot;.19&quot;; MID([.B56];7;2) )" office:value-type="string" office:string-value="22.11.1983" calcext:value-type="string">
            <text:p>22.11.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formula="of:=DATEDIF([.C56]; [.$I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02/08/76</text:p>
          </table:table-cell>
          <table:table-cell table:formula="of:=COM.MICROSOFT.CONCAT(MID([.B57];4;2); &quot;.&quot;; MID([.B57];1;2); &quot;.19&quot;; MID([.B57];7;2) )" office:value-type="string" office:string-value="08.02.1976" calcext:value-type="string">
            <text:p>08.02.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formula="of:=DATEDIF([.C57]; [.$I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" office:value-type="string" calcext:value-type="string">
            <text:p>01/07/33</text:p>
          </table:table-cell>
          <table:table-cell table:formula="of:=COM.MICROSOFT.CONCAT(MID([.B58];4;2); &quot;.&quot;; MID([.B58];1;2); &quot;.19&quot;; MID([.B58];7;2) )" office:value-type="string" office:string-value="07.01.1933" calcext:value-type="string">
            <text:p>07.01.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formula="of:=DATEDIF([.C58]; [.$I$2]; &quot;Y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" office:value-type="string" calcext:value-type="string">
            <text:p>11/06/36</text:p>
          </table:table-cell>
          <table:table-cell table:formula="of:=COM.MICROSOFT.CONCAT(MID([.B59];4;2); &quot;.&quot;; MID([.B59];1;2); &quot;.19&quot;; MID([.B59];7;2) )" office:value-type="string" office:string-value="06.11.1936" calcext:value-type="string">
            <text:p>06.11.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formula="of:=DATEDIF([.C59]; [.$I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5/40</text:p>
          </table:table-cell>
          <table:table-cell table:formula="of:=COM.MICROSOFT.CONCAT(MID([.B60];4;2); &quot;.&quot;; MID([.B60];1;2); &quot;.19&quot;; MID([.B60];7;2) )" office:value-type="string" office:string-value="25.08.1940" calcext:value-type="string">
            <text:p>25.08.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formula="of:=DATEDIF([.C60]; [.$I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20/41</text:p>
          </table:table-cell>
          <table:table-cell table:formula="of:=COM.MICROSOFT.CONCAT(MID([.B61];4;2); &quot;.&quot;; MID([.B61];1;2); &quot;.19&quot;; MID([.B61];7;2) )" office:value-type="string" office:string-value="20.09.1941" calcext:value-type="string">
            <text:p>20.09.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formula="of:=DATEDIF([.C61]; [.$I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7" office:value-type="string" calcext:value-type="string">
            <text:p>06/10/44</text:p>
          </table:table-cell>
          <table:table-cell table:formula="of:=COM.MICROSOFT.CONCAT(MID([.B62];4;2); &quot;.&quot;; MID([.B62];1;2); &quot;.19&quot;; MID([.B62];7;2) )" office:value-type="string" office:string-value="10.06.1944" calcext:value-type="string">
            <text:p>10.06.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DATEDIF([.C62]; [.$I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3/15/49</text:p>
          </table:table-cell>
          <table:table-cell table:formula="of:=COM.MICROSOFT.CONCAT(MID([.B63];4;2); &quot;.&quot;; MID([.B63];1;2); &quot;.19&quot;; MID([.B63];7;2) )" office:value-type="string" office:string-value="15.03.1949" calcext:value-type="string">
            <text:p>15.03.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formula="of:=DATEDIF([.C63]; [.$I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7/31/57</text:p>
          </table:table-cell>
          <table:table-cell table:formula="of:=COM.MICROSOFT.CONCAT(MID([.B64];4;2); &quot;.&quot;; MID([.B64];1;2); &quot;.19&quot;; MID([.B64];7;2) )" office:value-type="string" office:string-value="31.07.1957" calcext:value-type="string">
            <text:p>31.07.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formula="of:=DATEDIF([.C64]; [.$I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4/15/56</text:p>
          </table:table-cell>
          <table:table-cell table:formula="of:=COM.MICROSOFT.CONCAT(MID([.B65];4;2); &quot;.&quot;; MID([.B65];1;2); &quot;.19&quot;; MID([.B65];7;2) )" office:value-type="string" office:string-value="15.04.1956" calcext:value-type="string">
            <text:p>15.04.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formula="of:=DATEDIF([.C65]; [.$I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7" office:value-type="string" calcext:value-type="string">
            <text:p>01/10/81</text:p>
          </table:table-cell>
          <table:table-cell table:formula="of:=COM.MICROSOFT.CONCAT(MID([.B66];4;2); &quot;.&quot;; MID([.B66];1;2); &quot;.19&quot;; MID([.B66];7;2) )" office:value-type="string" office:string-value="10.01.1981" calcext:value-type="string">
            <text:p>10.01.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DATEDIF([.C66]; [.$I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7" office:value-type="string" calcext:value-type="string">
            <text:p>10/09/77</text:p>
          </table:table-cell>
          <table:table-cell table:formula="of:=COM.MICROSOFT.CONCAT(MID([.B67];4;2); &quot;.&quot;; MID([.B67];1;2); &quot;.19&quot;; MID([.B67];7;2) )" office:value-type="string" office:string-value="09.10.1977" calcext:value-type="string">
            <text:p>09.10.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formula="of:=DATEDIF([.C67]; [.$I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7" office:value-type="string" calcext:value-type="string">
            <text:p>12/07/65</text:p>
          </table:table-cell>
          <table:table-cell table:formula="of:=COM.MICROSOFT.CONCAT(MID([.B68];4;2); &quot;.&quot;; MID([.B68];1;2); &quot;.19&quot;; MID([.B68];7;2) )" office:value-type="string" office:string-value="07.12.1965" calcext:value-type="string">
            <text:p>07.12.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formula="of:=DATEDIF([.C68]; [.$I$2]; &quot;Y&quot;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7" office:value-type="string" calcext:value-type="string">
            <text:p>12/06/45</text:p>
          </table:table-cell>
          <table:table-cell table:formula="of:=COM.MICROSOFT.CONCAT(MID([.B69];4;2); &quot;.&quot;; MID([.B69];1;2); &quot;.19&quot;; MID([.B69];7;2) )" office:value-type="string" office:string-value="06.12.1945" calcext:value-type="string">
            <text:p>06.12.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formula="of:=DATEDIF([.C69]; [.$I$2]; &quot;Y&quot;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6/22/34</text:p>
          </table:table-cell>
          <table:table-cell table:formula="of:=COM.MICROSOFT.CONCAT(MID([.B70];4;2); &quot;.&quot;; MID([.B70];1;2); &quot;.19&quot;; MID([.B70];7;2) )" office:value-type="string" office:string-value="22.06.1934" calcext:value-type="string">
            <text:p>22.06.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formula="of:=DATEDIF([.C70]; [.$I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7/23/42</text:p>
          </table:table-cell>
          <table:table-cell table:formula="of:=COM.MICROSOFT.CONCAT(MID([.B71];4;2); &quot;.&quot;; MID([.B71];1;2); &quot;.19&quot;; MID([.B71];7;2) )" office:value-type="string" office:string-value="23.07.1942" calcext:value-type="string">
            <text:p>23.07.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formula="of:=DATEDIF([.C71]; [.$I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/29/81</text:p>
          </table:table-cell>
          <table:table-cell table:formula="of:=COM.MICROSOFT.CONCAT(MID([.B72];4;2); &quot;.&quot;; MID([.B72];1;2); &quot;.19&quot;; MID([.B72];7;2) )" office:value-type="string" office:string-value="29.05.1981" calcext:value-type="string">
            <text:p>29.05.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formula="of:=DATEDIF([.C72]; [.$I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/19/53</text:p>
          </table:table-cell>
          <table:table-cell table:formula="of:=COM.MICROSOFT.CONCAT(MID([.B73];4;2); &quot;.&quot;; MID([.B73];1;2); &quot;.19&quot;; MID([.B73];7;2) )" office:value-type="string" office:string-value="19.11.1953" calcext:value-type="string">
            <text:p>19.11.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formula="of:=DATEDIF([.C73]; [.$I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5/25/51</text:p>
          </table:table-cell>
          <table:table-cell table:formula="of:=COM.MICROSOFT.CONCAT(MID([.B74];4;2); &quot;.&quot;; MID([.B74];1;2); &quot;.19&quot;; MID([.B74];7;2) )" office:value-type="string" office:string-value="25.05.1951" calcext:value-type="string">
            <text:p>25.05.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formula="of:=DATEDIF([.C74]; [.$I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2/23/57</text:p>
          </table:table-cell>
          <table:table-cell table:formula="of:=COM.MICROSOFT.CONCAT(MID([.B75];4;2); &quot;.&quot;; MID([.B75];1;2); &quot;.19&quot;; MID([.B75];7;2) )" office:value-type="string" office:string-value="23.02.1957" calcext:value-type="string">
            <text:p>23.02.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formula="of:=DATEDIF([.C75]; [.$I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/29/69</text:p>
          </table:table-cell>
          <table:table-cell table:formula="of:=COM.MICROSOFT.CONCAT(MID([.B76];4;2); &quot;.&quot;; MID([.B76];1;2); &quot;.19&quot;; MID([.B76];7;2) )" office:value-type="string" office:string-value="29.10.1969" calcext:value-type="string">
            <text:p>29.10.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formula="of:=DATEDIF([.C76]; [.$I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4/20/57</text:p>
          </table:table-cell>
          <table:table-cell table:formula="of:=COM.MICROSOFT.CONCAT(MID([.B77];4;2); &quot;.&quot;; MID([.B77];1;2); &quot;.19&quot;; MID([.B77];7;2) )" office:value-type="string" office:string-value="20.04.1957" calcext:value-type="string">
            <text:p>20.04.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formula="of:=DATEDIF([.C77]; [.$I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4/15/82</text:p>
          </table:table-cell>
          <table:table-cell table:formula="of:=COM.MICROSOFT.CONCAT(MID([.B78];4;2); &quot;.&quot;; MID([.B78];1;2); &quot;.19&quot;; MID([.B78];7;2) )" office:value-type="string" office:string-value="15.04.1982" calcext:value-type="string">
            <text:p>15.04.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formula="of:=DATEDIF([.C78]; [.$I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7" office:value-type="string" calcext:value-type="string">
            <text:p>05/04/72</text:p>
          </table:table-cell>
          <table:table-cell table:formula="of:=COM.MICROSOFT.CONCAT(MID([.B79];4;2); &quot;.&quot;; MID([.B79];1;2); &quot;.19&quot;; MID([.B79];7;2) )" office:value-type="string" office:string-value="04.05.1972" calcext:value-type="string">
            <text:p>04.05.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formula="of:=DATEDIF([.C79]; [.$I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7" office:value-type="string" calcext:value-type="string">
            <text:p>05/06/77</text:p>
          </table:table-cell>
          <table:table-cell table:formula="of:=COM.MICROSOFT.CONCAT(MID([.B80];4;2); &quot;.&quot;; MID([.B80];1;2); &quot;.19&quot;; MID([.B80];7;2) )" office:value-type="string" office:string-value="06.05.1977" calcext:value-type="string">
            <text:p>06.05.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formula="of:=DATEDIF([.C80]; [.$I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/27/79</text:p>
          </table:table-cell>
          <table:table-cell table:formula="of:=COM.MICROSOFT.CONCAT(MID([.B81];4;2); &quot;.&quot;; MID([.B81];1;2); &quot;.19&quot;; MID([.B81];7;2) )" office:value-type="string" office:string-value="27.10.1979" calcext:value-type="string">
            <text:p>27.10.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formula="of:=DATEDIF([.C81]; [.$I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7" office:value-type="string" calcext:value-type="string">
            <text:p>11/04/83</text:p>
          </table:table-cell>
          <table:table-cell table:formula="of:=COM.MICROSOFT.CONCAT(MID([.B82];4;2); &quot;.&quot;; MID([.B82];1;2); &quot;.19&quot;; MID([.B82];7;2) )" office:value-type="string" office:string-value="04.11.1983" calcext:value-type="string">
            <text:p>04.11.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formula="of:=DATEDIF([.C82]; [.$I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/18/76</text:p>
          </table:table-cell>
          <table:table-cell table:formula="of:=COM.MICROSOFT.CONCAT(MID([.B83];4;2); &quot;.&quot;; MID([.B83];1;2); &quot;.19&quot;; MID([.B83];7;2) )" office:value-type="string" office:string-value="18.01.1976" calcext:value-type="string">
            <text:p>18.01.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formula="of:=DATEDIF([.C83]; [.$I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/14/32</text:p>
          </table:table-cell>
          <table:table-cell table:formula="of:=COM.MICROSOFT.CONCAT(MID([.B84];4;2); &quot;.&quot;; MID([.B84];1;2); &quot;.19&quot;; MID([.B84];7;2) )" office:value-type="string" office:string-value="14.12.1932" calcext:value-type="string">
            <text:p>14.12.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formula="of:=DATEDIF([.C84]; [.$I$2]; &quot;Y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7" office:value-type="string" calcext:value-type="string">
            <text:p>10/10/36</text:p>
          </table:table-cell>
          <table:table-cell table:formula="of:=COM.MICROSOFT.CONCAT(MID([.B85];4;2); &quot;.&quot;; MID([.B85];1;2); &quot;.19&quot;; MID([.B85];7;2) )" office:value-type="string" office:string-value="10.10.1936" calcext:value-type="string">
            <text:p>10.10.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formula="of:=DATEDIF([.C85]; [.$I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7/26/40</text:p>
          </table:table-cell>
          <table:table-cell table:formula="of:=COM.MICROSOFT.CONCAT(MID([.B86];4;2); &quot;.&quot;; MID([.B86];1;2); &quot;.19&quot;; MID([.B86];7;2) )" office:value-type="string" office:string-value="26.07.1940" calcext:value-type="string">
            <text:p>26.07.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formula="of:=DATEDIF([.C86]; [.$I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18/41</text:p>
          </table:table-cell>
          <table:table-cell table:formula="of:=COM.MICROSOFT.CONCAT(MID([.B87];4;2); &quot;.&quot;; MID([.B87];1;2); &quot;.19&quot;; MID([.B87];7;2) )" office:value-type="string" office:string-value="18.08.1941" calcext:value-type="string">
            <text:p>18.08.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formula="of:=DATEDIF([.C87]; [.$I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7" office:value-type="string" calcext:value-type="string">
            <text:p>05/05/44</text:p>
          </table:table-cell>
          <table:table-cell table:formula="of:=COM.MICROSOFT.CONCAT(MID([.B88];4;2); &quot;.&quot;; MID([.B88];1;2); &quot;.19&quot;; MID([.B88];7;2) )" office:value-type="string" office:string-value="05.05.1944" calcext:value-type="string">
            <text:p>05.05.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formula="of:=DATEDIF([.C88]; [.$I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7" office:value-type="string" calcext:value-type="string">
            <text:p>02/04/49</text:p>
          </table:table-cell>
          <table:table-cell table:formula="of:=COM.MICROSOFT.CONCAT(MID([.B89];4;2); &quot;.&quot;; MID([.B89];1;2); &quot;.19&quot;; MID([.B89];7;2) )" office:value-type="string" office:string-value="04.02.1949" calcext:value-type="string">
            <text:p>04.02.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formula="of:=DATEDIF([.C89]; [.$I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6/19/57</text:p>
          </table:table-cell>
          <table:table-cell table:formula="of:=COM.MICROSOFT.CONCAT(MID([.B90];4;2); &quot;.&quot;; MID([.B90];1;2); &quot;.19&quot;; MID([.B90];7;2) )" office:value-type="string" office:string-value="19.06.1957" calcext:value-type="string">
            <text:p>19.06.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formula="of:=DATEDIF([.C90]; [.$I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03/01/56</text:p>
          </table:table-cell>
          <table:table-cell table:formula="of:=COM.MICROSOFT.CONCAT(MID([.B91];4;2); &quot;.&quot;; MID([.B91];1;2); &quot;.19&quot;; MID([.B91];7;2) )" office:value-type="string" office:string-value="01.03.1956" calcext:value-type="string">
            <text:p>01.03.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formula="of:=DATEDIF([.C91]; [.$I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/23/80</text:p>
          </table:table-cell>
          <table:table-cell table:formula="of:=COM.MICROSOFT.CONCAT(MID([.B92];4;2); &quot;.&quot;; MID([.B92];1;2); &quot;.19&quot;; MID([.B92];7;2) )" office:value-type="string" office:string-value="23.11.1980" calcext:value-type="string">
            <text:p>23.11.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formula="of:=DATEDIF([.C92]; [.$I$2]; &quot;Y&quot;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19/77</text:p>
          </table:table-cell>
          <table:table-cell table:formula="of:=COM.MICROSOFT.CONCAT(MID([.B93];4;2); &quot;.&quot;; MID([.B93];1;2); &quot;.19&quot;; MID([.B93];7;2) )" office:value-type="string" office:string-value="19.08.1977" calcext:value-type="string">
            <text:p>19.08.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formula="of:=DATEDIF([.C93]; [.$I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/14/65</text:p>
          </table:table-cell>
          <table:table-cell table:formula="of:=COM.MICROSOFT.CONCAT(MID([.B94];4;2); &quot;.&quot;; MID([.B94];1;2); &quot;.19&quot;; MID([.B94];7;2) )" office:value-type="string" office:string-value="14.10.1965" calcext:value-type="string">
            <text:p>14.10.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formula="of:=DATEDIF([.C94]; [.$I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7" office:value-type="string" calcext:value-type="string">
            <text:p>10/10/45</text:p>
          </table:table-cell>
          <table:table-cell table:formula="of:=COM.MICROSOFT.CONCAT(MID([.B95];4;2); &quot;.&quot;; MID([.B95];1;2); &quot;.19&quot;; MID([.B95];7;2) )" office:value-type="string" office:string-value="10.10.1945" calcext:value-type="string">
            <text:p>10.10.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formula="of:=DATEDIF([.C95]; [.$I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4/23/34</text:p>
          </table:table-cell>
          <table:table-cell table:formula="of:=COM.MICROSOFT.CONCAT(MID([.B96];4;2); &quot;.&quot;; MID([.B96];1;2); &quot;.19&quot;; MID([.B96];7;2) )" office:value-type="string" office:string-value="23.04.1934" calcext:value-type="string">
            <text:p>23.04.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formula="of:=DATEDIF([.C96]; [.$I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5/21/42</text:p>
          </table:table-cell>
          <table:table-cell table:formula="of:=COM.MICROSOFT.CONCAT(MID([.B97];4;2); &quot;.&quot;; MID([.B97];1;2); &quot;.19&quot;; MID([.B97];7;2) )" office:value-type="string" office:string-value="21.05.1942" calcext:value-type="string">
            <text:p>21.05.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formula="of:=DATEDIF([.C97]; [.$I$2]; &quot;Y&quot;)" office:value-type="float" office:value="62" calcext:value-type="float">
            <text:p>62</text:p>
          </table:table-cell>
          <table:table-cell table:number-columns-repeated="3"/>
        </table:table-row>
      </table:table>
      <table:table table:name="ZadanieF" table:style-name="ta1">
        <table:shapes>
          <draw:frame draw:z-index="0" draw:style-name="gr1" draw:text-style-name="P1" svg:width="15.999cm" svg:height="8.999cm" svg:x="18.012cm" svg:y="5.864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3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Data_urodzenia sformotowan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Dochód_roczny</text:p>
          </table:table-cell>
          <table:table-cell table:style-name="ce21" office:value-type="string" calcext:value-type="string">
            <text:p>Wie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21/56</text:p>
          </table:table-cell>
          <table:table-cell table:formula="of:=COM.MICROSOFT.CONCAT(MID([.B2];4;2); &quot;.&quot;; MID([.B2];1;2); &quot;.19&quot;; MID([.B2];7;2) )" office:value-type="string" office:string-value="21.03.1956" calcext:value-type="string">
            <text:p>21.03.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DATEDIF([.C2]; [.$I$2]; &quot;Y&quot;)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Data ankiety</text:p>
          </table:table-cell>
          <table:table-cell table:style-name="ce20" office:value-type="date" office:date-value="2004-12-05" calcext:value-type="date">
            <text:p>5.12.20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5/80</text:p>
          </table:table-cell>
          <table:table-cell table:formula="of:=COM.MICROSOFT.CONCAT(MID([.B3];4;2); &quot;.&quot;; MID([.B3];1;2); &quot;.19&quot;; MID([.B3];7;2) )" office:value-type="string" office:string-value="15.12.1980" calcext:value-type="string">
            <text:p>15.12.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formula="of:=DATEDIF([.C3]; [.$I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09/12/77</text:p>
          </table:table-cell>
          <table:table-cell table:formula="of:=COM.MICROSOFT.CONCAT(MID([.B4];4;2); &quot;.&quot;; MID([.B4];1;2); &quot;.19&quot;; MID([.B4];7;2) )" office:value-type="string" office:string-value="12.09.1977" calcext:value-type="string">
            <text:p>12.09.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formula="of:=DATEDIF([.C4]; [.$I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11/09/65</text:p>
          </table:table-cell>
          <table:table-cell table:formula="of:=COM.MICROSOFT.CONCAT(MID([.B5];4;2); &quot;.&quot;; MID([.B5];1;2); &quot;.19&quot;; MID([.B5];7;2) )" office:value-type="string" office:string-value="09.11.1965" calcext:value-type="string">
            <text:p>09.11.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formula="of:=DATEDIF([.C5]; [.$I$2]; &quot;Y&quot;)" office:value-type="float" office:value="39" calcext:value-type="float">
            <text:p>39</text:p>
          </table:table-cell>
          <table:table-cell/>
          <table:table-cell table:style-name="ce22"/>
          <table:table-cell table:style-name="ce24" office:value-type="string" calcext:value-type="string">
            <text:p>Dane</text:p>
          </table:table-cell>
          <table:table-cell table:style-name="ce3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11/07/45</text:p>
          </table:table-cell>
          <table:table-cell table:formula="of:=COM.MICROSOFT.CONCAT(MID([.B6];4;2); &quot;.&quot;; MID([.B6];1;2); &quot;.19&quot;; MID([.B6];7;2) )" office:value-type="string" office:string-value="07.11.1945" calcext:value-type="string">
            <text:p>07.11.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formula="of:=DATEDIF([.C6]; [.$I$2]; &quot;Y&quot;)" office:value-type="float" office:value="59" calcext:value-type="float">
            <text:p>59</text:p>
          </table:table-cell>
          <table:table-cell/>
          <table:table-cell table:style-name="ce23" office:value-type="string" calcext:value-type="string">
            <text:p>Wykształcenie</text:p>
          </table:table-cell>
          <table:table-cell table:style-name="ce25" office:value-type="string" calcext:value-type="string">
            <text:p>Średni dochód</text:p>
          </table:table-cell>
          <table:table-cell table:style-name="ce31" office:value-type="string" calcext:value-type="string">
            <text:p>Średni wie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/23/34</text:p>
          </table:table-cell>
          <table:table-cell table:formula="of:=COM.MICROSOFT.CONCAT(MID([.B7];4;2); &quot;.&quot;; MID([.B7];1;2); &quot;.19&quot;; MID([.B7];7;2) )" office:value-type="string" office:string-value="23.05.1934" calcext:value-type="string">
            <text:p>23.05.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formula="of:=DATEDIF([.C7]; [.$I$2]; &quot;Y&quot;)" office:value-type="float" office:value="70" calcext:value-type="float">
            <text:p>70</text:p>
          </table:table-cell>
          <table:table-cell/>
          <table:table-cell table:style-name="ce5" office:value-type="string" calcext:value-type="string">
            <text:p>podstawowe</text:p>
          </table:table-cell>
          <table:table-cell table:style-name="ce26" office:value-type="float" office:value="29583.3333333333" calcext:value-type="float">
            <text:p>29583,3333333333</text:p>
          </table:table-cell>
          <table:table-cell table:style-name="ce32" office:value-type="float" office:value="46.0833333333333" calcext:value-type="float">
            <text:p>46,08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6/22/42</text:p>
          </table:table-cell>
          <table:table-cell table:formula="of:=COM.MICROSOFT.CONCAT(MID([.B8];4;2); &quot;.&quot;; MID([.B8];1;2); &quot;.19&quot;; MID([.B8];7;2) )" office:value-type="string" office:string-value="22.06.1942" calcext:value-type="string">
            <text:p>22.06.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formula="of:=DATEDIF([.C8]; [.$I$2]; &quot;Y&quot;)"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średnie</text:p>
          </table:table-cell>
          <table:table-cell table:style-name="ce27" office:value-type="float" office:value="29441.935483871" calcext:value-type="float">
            <text:p>29441,935483871</text:p>
          </table:table-cell>
          <table:table-cell table:style-name="ce33" office:value-type="float" office:value="39.9354838709677" calcext:value-type="float">
            <text:p>39,9354838709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/27/81</text:p>
          </table:table-cell>
          <table:table-cell table:formula="of:=COM.MICROSOFT.CONCAT(MID([.B9];4;2); &quot;.&quot;; MID([.B9];1;2); &quot;.19&quot;; MID([.B9];7;2) )" office:value-type="string" office:string-value="27.04.1981" calcext:value-type="string">
            <text:p>27.04.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formula="of:=DATEDIF([.C9]; [.$I$2]; &quot;Y&quot;)" office:value-type="float" office:value="23" calcext:value-type="float">
            <text:p>23</text:p>
          </table:table-cell>
          <table:table-cell/>
          <table:table-cell table:style-name="ce6" office:value-type="string" calcext:value-type="string">
            <text:p>wyższe</text:p>
          </table:table-cell>
          <table:table-cell table:style-name="ce28" office:value-type="float" office:value="32648.7804878049" calcext:value-type="float">
            <text:p>32648,7804878049</text:p>
          </table:table-cell>
          <table:table-cell table:style-name="ce34" office:value-type="float" office:value="48.1951219512195" calcext:value-type="float">
            <text:p>48,1951219512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/17/53</text:p>
          </table:table-cell>
          <table:table-cell table:formula="of:=COM.MICROSOFT.CONCAT(MID([.B10];4;2); &quot;.&quot;; MID([.B10];1;2); &quot;.19&quot;; MID([.B10];7;2) )" office:value-type="string" office:string-value="17.10.1953" calcext:value-type="string">
            <text:p>17.10.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formula="of:=DATEDIF([.C10]; [.$I$2]; &quot;Y&quot;)" office:value-type="float" office:value="51" calcext:value-type="float">
            <text:p>51</text:p>
          </table:table-cell>
          <table:table-cell/>
          <table:table-cell table:style-name="ce7"/>
          <table:table-cell table:style-name="ce29"/>
          <table:table-cell table:style-name="ce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/21/51</text:p>
          </table:table-cell>
          <table:table-cell table:formula="of:=COM.MICROSOFT.CONCAT(MID([.B11];4;2); &quot;.&quot;; MID([.B11];1;2); &quot;.19&quot;; MID([.B11];7;2) )" office:value-type="string" office:string-value="21.04.1951" calcext:value-type="string">
            <text:p>21.04.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formula="of:=DATEDIF([.C11]; [.$I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/19/57</text:p>
          </table:table-cell>
          <table:table-cell table:formula="of:=COM.MICROSOFT.CONCAT(MID([.B12];4;2); &quot;.&quot;; MID([.B12];1;2); &quot;.19&quot;; MID([.B12];7;2) )" office:value-type="string" office:string-value="19.01.1957" calcext:value-type="string">
            <text:p>19.01.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formula="of:=DATEDIF([.C12]; [.$I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/23/69</text:p>
          </table:table-cell>
          <table:table-cell table:formula="of:=COM.MICROSOFT.CONCAT(MID([.B13];4;2); &quot;.&quot;; MID([.B13];1;2); &quot;.19&quot;; MID([.B13];7;2) )" office:value-type="string" office:string-value="23.09.1969" calcext:value-type="string">
            <text:p>23.09.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DATEDIF([.C13]; [.$I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3/15/82</text:p>
          </table:table-cell>
          <table:table-cell table:formula="of:=COM.MICROSOFT.CONCAT(MID([.B14];4;2); &quot;.&quot;; MID([.B14];1;2); &quot;.19&quot;; MID([.B14];7;2) )" office:value-type="string" office:string-value="15.03.1982" calcext:value-type="string">
            <text:p>15.03.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formula="of:=DATEDIF([.C14]; [.$I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04/05/72</text:p>
          </table:table-cell>
          <table:table-cell table:formula="of:=COM.MICROSOFT.CONCAT(MID([.B15];4;2); &quot;.&quot;; MID([.B15];1;2); &quot;.19&quot;; MID([.B15];7;2) )" office:value-type="string" office:string-value="05.04.1972" calcext:value-type="string">
            <text:p>05.04.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formula="of:=DATEDIF([.C15]; [.$I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04/09/77</text:p>
          </table:table-cell>
          <table:table-cell table:formula="of:=COM.MICROSOFT.CONCAT(MID([.B16];4;2); &quot;.&quot;; MID([.B16];1;2); &quot;.19&quot;; MID([.B16];7;2) )" office:value-type="string" office:string-value="09.04.1977" calcext:value-type="string">
            <text:p>09.04.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formula="of:=DATEDIF([.C16]; [.$I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10/02/79</text:p>
          </table:table-cell>
          <table:table-cell table:formula="of:=COM.MICROSOFT.CONCAT(MID([.B17];4;2); &quot;.&quot;; MID([.B17];1;2); &quot;.19&quot;; MID([.B17];7;2) )" office:value-type="string" office:string-value="02.10.1979" calcext:value-type="string">
            <text:p>02.10.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formula="of:=DATEDIF([.C17]; [.$I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10/12/83</text:p>
          </table:table-cell>
          <table:table-cell table:formula="of:=COM.MICROSOFT.CONCAT(MID([.B18];4;2); &quot;.&quot;; MID([.B18];1;2); &quot;.19&quot;; MID([.B18];7;2) )" office:value-type="string" office:string-value="12.10.1983" calcext:value-type="string">
            <text:p>12.10.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formula="of:=DATEDIF([.C18]; [.$I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/28/75</text:p>
          </table:table-cell>
          <table:table-cell table:formula="of:=COM.MICROSOFT.CONCAT(MID([.B19];4;2); &quot;.&quot;; MID([.B19];1;2); &quot;.19&quot;; MID([.B19];7;2) )" office:value-type="string" office:string-value="28.12.1975" calcext:value-type="string">
            <text:p>28.12.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formula="of:=DATEDIF([.C19]; [.$I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/25/32</text:p>
          </table:table-cell>
          <table:table-cell table:formula="of:=COM.MICROSOFT.CONCAT(MID([.B20];4;2); &quot;.&quot;; MID([.B20];1;2); &quot;.19&quot;; MID([.B20];7;2) )" office:value-type="string" office:string-value="25.11.1932" calcext:value-type="string">
            <text:p>25.11.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formula="of:=DATEDIF([.C20]; [.$I$2]; &quot;Y&quot;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/23/36</text:p>
          </table:table-cell>
          <table:table-cell table:formula="of:=COM.MICROSOFT.CONCAT(MID([.B21];4;2); &quot;.&quot;; MID([.B21];1;2); &quot;.19&quot;; MID([.B21];7;2) )" office:value-type="string" office:string-value="23.09.1936" calcext:value-type="string">
            <text:p>23.09.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formula="of:=DATEDIF([.C21]; [.$I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07/11/40</text:p>
          </table:table-cell>
          <table:table-cell table:formula="of:=COM.MICROSOFT.CONCAT(MID([.B22];4;2); &quot;.&quot;; MID([.B22];1;2); &quot;.19&quot;; MID([.B22];7;2) )" office:value-type="string" office:string-value="11.07.1940" calcext:value-type="string">
            <text:p>11.07.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formula="of:=DATEDIF([.C22]; [.$I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08/05/41</text:p>
          </table:table-cell>
          <table:table-cell table:formula="of:=COM.MICROSOFT.CONCAT(MID([.B23];4;2); &quot;.&quot;; MID([.B23];1;2); &quot;.19&quot;; MID([.B23];7;2) )" office:value-type="string" office:string-value="05.08.1941" calcext:value-type="string">
            <text:p>05.08.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formula="of:=DATEDIF([.C23]; [.$I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4/24/44</text:p>
          </table:table-cell>
          <table:table-cell table:formula="of:=COM.MICROSOFT.CONCAT(MID([.B24];4;2); &quot;.&quot;; MID([.B24];1;2); &quot;.19&quot;; MID([.B24];7;2) )" office:value-type="string" office:string-value="24.04.1944" calcext:value-type="string">
            <text:p>24.04.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formula="of:=DATEDIF([.C24]; [.$I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1/26/49</text:p>
          </table:table-cell>
          <table:table-cell table:formula="of:=COM.MICROSOFT.CONCAT(MID([.B25];4;2); &quot;.&quot;; MID([.B25];1;2); &quot;.19&quot;; MID([.B25];7;2) )" office:value-type="string" office:string-value="26.01.1949" calcext:value-type="string">
            <text:p>26.01.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DATEDIF([.C25]; [.$I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06/12/57</text:p>
          </table:table-cell>
          <table:table-cell table:formula="of:=COM.MICROSOFT.CONCAT(MID([.B26];4;2); &quot;.&quot;; MID([.B26];1;2); &quot;.19&quot;; MID([.B26];7;2) )" office:value-type="string" office:string-value="12.06.1957" calcext:value-type="string">
            <text:p>12.06.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formula="of:=DATEDIF([.C26]; [.$I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/19/56</text:p>
          </table:table-cell>
          <table:table-cell table:formula="of:=COM.MICROSOFT.CONCAT(MID([.B27];4;2); &quot;.&quot;; MID([.B27];1;2); &quot;.19&quot;; MID([.B27];7;2) )" office:value-type="string" office:string-value="19.03.1956" calcext:value-type="string">
            <text:p>19.03.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formula="of:=DATEDIF([.C27]; [.$I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12/11/80</text:p>
          </table:table-cell>
          <table:table-cell table:formula="of:=COM.MICROSOFT.CONCAT(MID([.B28];4;2); &quot;.&quot;; MID([.B28];1;2); &quot;.19&quot;; MID([.B28];7;2) )" office:value-type="string" office:string-value="11.12.1980" calcext:value-type="string">
            <text:p>11.12.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formula="of:=DATEDIF([.C28]; [.$I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09/06/77</text:p>
          </table:table-cell>
          <table:table-cell table:formula="of:=COM.MICROSOFT.CONCAT(MID([.B29];4;2); &quot;.&quot;; MID([.B29];1;2); &quot;.19&quot;; MID([.B29];7;2) )" office:value-type="string" office:string-value="06.09.1977" calcext:value-type="string">
            <text:p>06.09.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DATEDIF([.C29]; [.$I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11/01/65</text:p>
          </table:table-cell>
          <table:table-cell table:formula="of:=COM.MICROSOFT.CONCAT(MID([.B30];4;2); &quot;.&quot;; MID([.B30];1;2); &quot;.19&quot;; MID([.B30];7;2) )" office:value-type="string" office:string-value="01.11.1965" calcext:value-type="string">
            <text:p>01.11.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formula="of:=DATEDIF([.C30]; [.$I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/28/45</text:p>
          </table:table-cell>
          <table:table-cell table:formula="of:=COM.MICROSOFT.CONCAT(MID([.B31];4;2); &quot;.&quot;; MID([.B31];1;2); &quot;.19&quot;; MID([.B31];7;2) )" office:value-type="string" office:string-value="28.10.1945" calcext:value-type="string">
            <text:p>28.10.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DATEDIF([.C31]; [.$I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05/11/34</text:p>
          </table:table-cell>
          <table:table-cell table:formula="of:=COM.MICROSOFT.CONCAT(MID([.B32];4;2); &quot;.&quot;; MID([.B32];1;2); &quot;.19&quot;; MID([.B32];7;2) )" office:value-type="string" office:string-value="11.05.1934" calcext:value-type="string">
            <text:p>11.05.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formula="of:=DATEDIF([.C32]; [.$I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06/08/42</text:p>
          </table:table-cell>
          <table:table-cell table:formula="of:=COM.MICROSOFT.CONCAT(MID([.B33];4;2); &quot;.&quot;; MID([.B33];1;2); &quot;.19&quot;; MID([.B33];7;2) )" office:value-type="string" office:string-value="08.06.1942" calcext:value-type="string">
            <text:p>08.06.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formula="of:=DATEDIF([.C33]; [.$I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04/11/81</text:p>
          </table:table-cell>
          <table:table-cell table:formula="of:=COM.MICROSOFT.CONCAT(MID([.B34];4;2); &quot;.&quot;; MID([.B34];1;2); &quot;.19&quot;; MID([.B34];7;2) )" office:value-type="string" office:string-value="11.04.1981" calcext:value-type="string">
            <text:p>11.04.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formula="of:=DATEDIF([.C34]; [.$I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9/29/53</text:p>
          </table:table-cell>
          <table:table-cell table:formula="of:=COM.MICROSOFT.CONCAT(MID([.B35];4;2); &quot;.&quot;; MID([.B35];1;2); &quot;.19&quot;; MID([.B35];7;2) )" office:value-type="string" office:string-value="29.09.1953" calcext:value-type="string">
            <text:p>29.09.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formula="of:=DATEDIF([.C35]; [.$I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04/01/51</text:p>
          </table:table-cell>
          <table:table-cell table:formula="of:=COM.MICROSOFT.CONCAT(MID([.B36];4;2); &quot;.&quot;; MID([.B36];1;2); &quot;.19&quot;; MID([.B36];7;2) )" office:value-type="string" office:string-value="01.04.1951" calcext:value-type="string">
            <text:p>01.04.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formula="of:=DATEDIF([.C36]; [.$I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/28/56</text:p>
          </table:table-cell>
          <table:table-cell table:formula="of:=COM.MICROSOFT.CONCAT(MID([.B37];4;2); &quot;.&quot;; MID([.B37];1;2); &quot;.19&quot;; MID([.B37];7;2) )" office:value-type="string" office:string-value="28.12.1956" calcext:value-type="string">
            <text:p>28.12.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formula="of:=DATEDIF([.C37]; [.$I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30/69</text:p>
          </table:table-cell>
          <table:table-cell table:formula="of:=COM.MICROSOFT.CONCAT(MID([.B38];4;2); &quot;.&quot;; MID([.B38];1;2); &quot;.19&quot;; MID([.B38];7;2) )" office:value-type="string" office:string-value="30.08.1969" calcext:value-type="string">
            <text:p>30.08.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formula="of:=DATEDIF([.C38]; [.$I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2/17/82</text:p>
          </table:table-cell>
          <table:table-cell table:formula="of:=COM.MICROSOFT.CONCAT(MID([.B39];4;2); &quot;.&quot;; MID([.B39];1;2); &quot;.19&quot;; MID([.B39];7;2) )" office:value-type="string" office:string-value="17.02.1982" calcext:value-type="string">
            <text:p>17.02.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formula="of:=DATEDIF([.C39]; [.$I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7" office:value-type="string" calcext:value-type="string">
            <text:p>03/08/72</text:p>
          </table:table-cell>
          <table:table-cell table:formula="of:=COM.MICROSOFT.CONCAT(MID([.B40];4;2); &quot;.&quot;; MID([.B40];1;2); &quot;.19&quot;; MID([.B40];7;2) )" office:value-type="string" office:string-value="08.03.1972" calcext:value-type="string">
            <text:p>08.03.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DATEDIF([.C40]; [.$I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03/10/77</text:p>
          </table:table-cell>
          <table:table-cell table:formula="of:=COM.MICROSOFT.CONCAT(MID([.B41];4;2); &quot;.&quot;; MID([.B41];1;2); &quot;.19&quot;; MID([.B41];7;2) )" office:value-type="string" office:string-value="10.03.1977" calcext:value-type="string">
            <text:p>10.03.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formula="of:=DATEDIF([.C41]; [.$I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31/79</text:p>
          </table:table-cell>
          <table:table-cell table:formula="of:=COM.MICROSOFT.CONCAT(MID([.B42];4;2); &quot;.&quot;; MID([.B42];1;2); &quot;.19&quot;; MID([.B42];7;2) )" office:value-type="string" office:string-value="31.08.1979" calcext:value-type="string">
            <text:p>31.08.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formula="of:=DATEDIF([.C42]; [.$I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7" office:value-type="string" calcext:value-type="string">
            <text:p>09/08/83</text:p>
          </table:table-cell>
          <table:table-cell table:formula="of:=COM.MICROSOFT.CONCAT(MID([.B43];4;2); &quot;.&quot;; MID([.B43];1;2); &quot;.19&quot;; MID([.B43];7;2) )" office:value-type="string" office:string-value="08.09.1983" calcext:value-type="string">
            <text:p>08.09.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DATEDIF([.C43]; [.$I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/22/75</text:p>
          </table:table-cell>
          <table:table-cell table:formula="of:=COM.MICROSOFT.CONCAT(MID([.B44];4;2); &quot;.&quot;; MID([.B44];1;2); &quot;.19&quot;; MID([.B44];7;2) )" office:value-type="string" office:string-value="22.11.1975" calcext:value-type="string">
            <text:p>22.11.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formula="of:=DATEDIF([.C44]; [.$I$2]; &quot;Y&quot;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/18/32</text:p>
          </table:table-cell>
          <table:table-cell table:formula="of:=COM.MICROSOFT.CONCAT(MID([.B45];4;2); &quot;.&quot;; MID([.B45];1;2); &quot;.19&quot;; MID([.B45];7;2) )" office:value-type="string" office:string-value="18.10.1932" calcext:value-type="string">
            <text:p>18.10.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formula="of:=DATEDIF([.C45]; [.$I$2]; &quot;Y&quot;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14/36</text:p>
          </table:table-cell>
          <table:table-cell table:formula="of:=COM.MICROSOFT.CONCAT(MID([.B46];4;2); &quot;.&quot;; MID([.B46];1;2); &quot;.19&quot;; MID([.B46];7;2) )" office:value-type="string" office:string-value="14.08.1936" calcext:value-type="string">
            <text:p>14.08.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formula="of:=DATEDIF([.C46]; [.$I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5/30/40</text:p>
          </table:table-cell>
          <table:table-cell table:formula="of:=COM.MICROSOFT.CONCAT(MID([.B47];4;2); &quot;.&quot;; MID([.B47];1;2); &quot;.19&quot;; MID([.B47];7;2) )" office:value-type="string" office:string-value="30.05.1940" calcext:value-type="string">
            <text:p>30.05.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formula="of:=DATEDIF([.C47]; [.$I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/22/41</text:p>
          </table:table-cell>
          <table:table-cell table:formula="of:=COM.MICROSOFT.CONCAT(MID([.B48];4;2); &quot;.&quot;; MID([.B48];1;2); &quot;.19&quot;; MID([.B48];7;2) )" office:value-type="string" office:string-value="22.06.1941" calcext:value-type="string">
            <text:p>22.06.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formula="of:=DATEDIF([.C48]; [.$I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7" office:value-type="string" calcext:value-type="string">
            <text:p>03/09/44</text:p>
          </table:table-cell>
          <table:table-cell table:formula="of:=COM.MICROSOFT.CONCAT(MID([.B49];4;2); &quot;.&quot;; MID([.B49];1;2); &quot;.19&quot;; MID([.B49];7;2) )" office:value-type="string" office:string-value="09.03.1944" calcext:value-type="string">
            <text:p>09.03.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formula="of:=DATEDIF([.C49]; [.$I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12/09/48</text:p>
          </table:table-cell>
          <table:table-cell table:formula="of:=COM.MICROSOFT.CONCAT(MID([.B50];4;2); &quot;.&quot;; MID([.B50];1;2); &quot;.19&quot;; MID([.B50];7;2) )" office:value-type="string" office:string-value="09.12.1948" calcext:value-type="string">
            <text:p>09.12.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DATEDIF([.C50]; [.$I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4/23/57</text:p>
          </table:table-cell>
          <table:table-cell table:formula="of:=COM.MICROSOFT.CONCAT(MID([.B51];4;2); &quot;.&quot;; MID([.B51];1;2); &quot;.19&quot;; MID([.B51];7;2) )" office:value-type="string" office:string-value="23.04.1957" calcext:value-type="string">
            <text:p>23.04.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formula="of:=DATEDIF([.C51]; [.$I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4/21/82</text:p>
          </table:table-cell>
          <table:table-cell table:formula="of:=COM.MICROSOFT.CONCAT(MID([.B52];4;2); &quot;.&quot;; MID([.B52];1;2); &quot;.19&quot;; MID([.B52];7;2) )" office:value-type="string" office:string-value="21.04.1982" calcext:value-type="string">
            <text:p>21.04.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DATEDIF([.C52]; [.$I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5/13/72</text:p>
          </table:table-cell>
          <table:table-cell table:formula="of:=COM.MICROSOFT.CONCAT(MID([.B53];4;2); &quot;.&quot;; MID([.B53];1;2); &quot;.19&quot;; MID([.B53];7;2) )" office:value-type="string" office:string-value="13.05.1972" calcext:value-type="string">
            <text:p>13.05.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formula="of:=DATEDIF([.C53]; [.$I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5/18/77</text:p>
          </table:table-cell>
          <table:table-cell table:formula="of:=COM.MICROSOFT.CONCAT(MID([.B54];4;2); &quot;.&quot;; MID([.B54];1;2); &quot;.19&quot;; MID([.B54];7;2) )" office:value-type="string" office:string-value="18.05.1977" calcext:value-type="string">
            <text:p>18.05.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formula="of:=DATEDIF([.C54]; [.$I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11/11/79</text:p>
          </table:table-cell>
          <table:table-cell table:formula="of:=COM.MICROSOFT.CONCAT(MID([.B55];4;2); &quot;.&quot;; MID([.B55];1;2); &quot;.19&quot;; MID([.B55];7;2) )" office:value-type="string" office:string-value="11.11.1979" calcext:value-type="string">
            <text:p>11.11.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formula="of:=DATEDIF([.C55]; [.$I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1/22/83</text:p>
          </table:table-cell>
          <table:table-cell table:formula="of:=COM.MICROSOFT.CONCAT(MID([.B56];4;2); &quot;.&quot;; MID([.B56];1;2); &quot;.19&quot;; MID([.B56];7;2) )" office:value-type="string" office:string-value="22.11.1983" calcext:value-type="string">
            <text:p>22.11.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formula="of:=DATEDIF([.C56]; [.$I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02/08/76</text:p>
          </table:table-cell>
          <table:table-cell table:formula="of:=COM.MICROSOFT.CONCAT(MID([.B57];4;2); &quot;.&quot;; MID([.B57];1;2); &quot;.19&quot;; MID([.B57];7;2) )" office:value-type="string" office:string-value="08.02.1976" calcext:value-type="string">
            <text:p>08.02.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formula="of:=DATEDIF([.C57]; [.$I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" office:value-type="string" calcext:value-type="string">
            <text:p>01/07/33</text:p>
          </table:table-cell>
          <table:table-cell table:formula="of:=COM.MICROSOFT.CONCAT(MID([.B58];4;2); &quot;.&quot;; MID([.B58];1;2); &quot;.19&quot;; MID([.B58];7;2) )" office:value-type="string" office:string-value="07.01.1933" calcext:value-type="string">
            <text:p>07.01.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formula="of:=DATEDIF([.C58]; [.$I$2]; &quot;Y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" office:value-type="string" calcext:value-type="string">
            <text:p>11/06/36</text:p>
          </table:table-cell>
          <table:table-cell table:formula="of:=COM.MICROSOFT.CONCAT(MID([.B59];4;2); &quot;.&quot;; MID([.B59];1;2); &quot;.19&quot;; MID([.B59];7;2) )" office:value-type="string" office:string-value="06.11.1936" calcext:value-type="string">
            <text:p>06.11.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formula="of:=DATEDIF([.C59]; [.$I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5/40</text:p>
          </table:table-cell>
          <table:table-cell table:formula="of:=COM.MICROSOFT.CONCAT(MID([.B60];4;2); &quot;.&quot;; MID([.B60];1;2); &quot;.19&quot;; MID([.B60];7;2) )" office:value-type="string" office:string-value="25.08.1940" calcext:value-type="string">
            <text:p>25.08.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formula="of:=DATEDIF([.C60]; [.$I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20/41</text:p>
          </table:table-cell>
          <table:table-cell table:formula="of:=COM.MICROSOFT.CONCAT(MID([.B61];4;2); &quot;.&quot;; MID([.B61];1;2); &quot;.19&quot;; MID([.B61];7;2) )" office:value-type="string" office:string-value="20.09.1941" calcext:value-type="string">
            <text:p>20.09.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formula="of:=DATEDIF([.C61]; [.$I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7" office:value-type="string" calcext:value-type="string">
            <text:p>06/10/44</text:p>
          </table:table-cell>
          <table:table-cell table:formula="of:=COM.MICROSOFT.CONCAT(MID([.B62];4;2); &quot;.&quot;; MID([.B62];1;2); &quot;.19&quot;; MID([.B62];7;2) )" office:value-type="string" office:string-value="10.06.1944" calcext:value-type="string">
            <text:p>10.06.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DATEDIF([.C62]; [.$I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3/15/49</text:p>
          </table:table-cell>
          <table:table-cell table:formula="of:=COM.MICROSOFT.CONCAT(MID([.B63];4;2); &quot;.&quot;; MID([.B63];1;2); &quot;.19&quot;; MID([.B63];7;2) )" office:value-type="string" office:string-value="15.03.1949" calcext:value-type="string">
            <text:p>15.03.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formula="of:=DATEDIF([.C63]; [.$I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7/31/57</text:p>
          </table:table-cell>
          <table:table-cell table:formula="of:=COM.MICROSOFT.CONCAT(MID([.B64];4;2); &quot;.&quot;; MID([.B64];1;2); &quot;.19&quot;; MID([.B64];7;2) )" office:value-type="string" office:string-value="31.07.1957" calcext:value-type="string">
            <text:p>31.07.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formula="of:=DATEDIF([.C64]; [.$I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4/15/56</text:p>
          </table:table-cell>
          <table:table-cell table:formula="of:=COM.MICROSOFT.CONCAT(MID([.B65];4;2); &quot;.&quot;; MID([.B65];1;2); &quot;.19&quot;; MID([.B65];7;2) )" office:value-type="string" office:string-value="15.04.1956" calcext:value-type="string">
            <text:p>15.04.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formula="of:=DATEDIF([.C65]; [.$I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7" office:value-type="string" calcext:value-type="string">
            <text:p>01/10/81</text:p>
          </table:table-cell>
          <table:table-cell table:formula="of:=COM.MICROSOFT.CONCAT(MID([.B66];4;2); &quot;.&quot;; MID([.B66];1;2); &quot;.19&quot;; MID([.B66];7;2) )" office:value-type="string" office:string-value="10.01.1981" calcext:value-type="string">
            <text:p>10.01.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DATEDIF([.C66]; [.$I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7" office:value-type="string" calcext:value-type="string">
            <text:p>10/09/77</text:p>
          </table:table-cell>
          <table:table-cell table:formula="of:=COM.MICROSOFT.CONCAT(MID([.B67];4;2); &quot;.&quot;; MID([.B67];1;2); &quot;.19&quot;; MID([.B67];7;2) )" office:value-type="string" office:string-value="09.10.1977" calcext:value-type="string">
            <text:p>09.10.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formula="of:=DATEDIF([.C67]; [.$I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7" office:value-type="string" calcext:value-type="string">
            <text:p>12/07/65</text:p>
          </table:table-cell>
          <table:table-cell table:formula="of:=COM.MICROSOFT.CONCAT(MID([.B68];4;2); &quot;.&quot;; MID([.B68];1;2); &quot;.19&quot;; MID([.B68];7;2) )" office:value-type="string" office:string-value="07.12.1965" calcext:value-type="string">
            <text:p>07.12.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formula="of:=DATEDIF([.C68]; [.$I$2]; &quot;Y&quot;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7" office:value-type="string" calcext:value-type="string">
            <text:p>12/06/45</text:p>
          </table:table-cell>
          <table:table-cell table:formula="of:=COM.MICROSOFT.CONCAT(MID([.B69];4;2); &quot;.&quot;; MID([.B69];1;2); &quot;.19&quot;; MID([.B69];7;2) )" office:value-type="string" office:string-value="06.12.1945" calcext:value-type="string">
            <text:p>06.12.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formula="of:=DATEDIF([.C69]; [.$I$2]; &quot;Y&quot;)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6/22/34</text:p>
          </table:table-cell>
          <table:table-cell table:formula="of:=COM.MICROSOFT.CONCAT(MID([.B70];4;2); &quot;.&quot;; MID([.B70];1;2); &quot;.19&quot;; MID([.B70];7;2) )" office:value-type="string" office:string-value="22.06.1934" calcext:value-type="string">
            <text:p>22.06.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formula="of:=DATEDIF([.C70]; [.$I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7/23/42</text:p>
          </table:table-cell>
          <table:table-cell table:formula="of:=COM.MICROSOFT.CONCAT(MID([.B71];4;2); &quot;.&quot;; MID([.B71];1;2); &quot;.19&quot;; MID([.B71];7;2) )" office:value-type="string" office:string-value="23.07.1942" calcext:value-type="string">
            <text:p>23.07.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formula="of:=DATEDIF([.C71]; [.$I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/29/81</text:p>
          </table:table-cell>
          <table:table-cell table:formula="of:=COM.MICROSOFT.CONCAT(MID([.B72];4;2); &quot;.&quot;; MID([.B72];1;2); &quot;.19&quot;; MID([.B72];7;2) )" office:value-type="string" office:string-value="29.05.1981" calcext:value-type="string">
            <text:p>29.05.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formula="of:=DATEDIF([.C72]; [.$I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/19/53</text:p>
          </table:table-cell>
          <table:table-cell table:formula="of:=COM.MICROSOFT.CONCAT(MID([.B73];4;2); &quot;.&quot;; MID([.B73];1;2); &quot;.19&quot;; MID([.B73];7;2) )" office:value-type="string" office:string-value="19.11.1953" calcext:value-type="string">
            <text:p>19.11.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formula="of:=DATEDIF([.C73]; [.$I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5/25/51</text:p>
          </table:table-cell>
          <table:table-cell table:formula="of:=COM.MICROSOFT.CONCAT(MID([.B74];4;2); &quot;.&quot;; MID([.B74];1;2); &quot;.19&quot;; MID([.B74];7;2) )" office:value-type="string" office:string-value="25.05.1951" calcext:value-type="string">
            <text:p>25.05.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formula="of:=DATEDIF([.C74]; [.$I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2/23/57</text:p>
          </table:table-cell>
          <table:table-cell table:formula="of:=COM.MICROSOFT.CONCAT(MID([.B75];4;2); &quot;.&quot;; MID([.B75];1;2); &quot;.19&quot;; MID([.B75];7;2) )" office:value-type="string" office:string-value="23.02.1957" calcext:value-type="string">
            <text:p>23.02.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formula="of:=DATEDIF([.C75]; [.$I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/29/69</text:p>
          </table:table-cell>
          <table:table-cell table:formula="of:=COM.MICROSOFT.CONCAT(MID([.B76];4;2); &quot;.&quot;; MID([.B76];1;2); &quot;.19&quot;; MID([.B76];7;2) )" office:value-type="string" office:string-value="29.10.1969" calcext:value-type="string">
            <text:p>29.10.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formula="of:=DATEDIF([.C76]; [.$I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4/20/57</text:p>
          </table:table-cell>
          <table:table-cell table:formula="of:=COM.MICROSOFT.CONCAT(MID([.B77];4;2); &quot;.&quot;; MID([.B77];1;2); &quot;.19&quot;; MID([.B77];7;2) )" office:value-type="string" office:string-value="20.04.1957" calcext:value-type="string">
            <text:p>20.04.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formula="of:=DATEDIF([.C77]; [.$I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4/15/82</text:p>
          </table:table-cell>
          <table:table-cell table:formula="of:=COM.MICROSOFT.CONCAT(MID([.B78];4;2); &quot;.&quot;; MID([.B78];1;2); &quot;.19&quot;; MID([.B78];7;2) )" office:value-type="string" office:string-value="15.04.1982" calcext:value-type="string">
            <text:p>15.04.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formula="of:=DATEDIF([.C78]; [.$I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7" office:value-type="string" calcext:value-type="string">
            <text:p>05/04/72</text:p>
          </table:table-cell>
          <table:table-cell table:formula="of:=COM.MICROSOFT.CONCAT(MID([.B79];4;2); &quot;.&quot;; MID([.B79];1;2); &quot;.19&quot;; MID([.B79];7;2) )" office:value-type="string" office:string-value="04.05.1972" calcext:value-type="string">
            <text:p>04.05.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formula="of:=DATEDIF([.C79]; [.$I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7" office:value-type="string" calcext:value-type="string">
            <text:p>05/06/77</text:p>
          </table:table-cell>
          <table:table-cell table:formula="of:=COM.MICROSOFT.CONCAT(MID([.B80];4;2); &quot;.&quot;; MID([.B80];1;2); &quot;.19&quot;; MID([.B80];7;2) )" office:value-type="string" office:string-value="06.05.1977" calcext:value-type="string">
            <text:p>06.05.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formula="of:=DATEDIF([.C80]; [.$I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/27/79</text:p>
          </table:table-cell>
          <table:table-cell table:formula="of:=COM.MICROSOFT.CONCAT(MID([.B81];4;2); &quot;.&quot;; MID([.B81];1;2); &quot;.19&quot;; MID([.B81];7;2) )" office:value-type="string" office:string-value="27.10.1979" calcext:value-type="string">
            <text:p>27.10.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formula="of:=DATEDIF([.C81]; [.$I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7" office:value-type="string" calcext:value-type="string">
            <text:p>11/04/83</text:p>
          </table:table-cell>
          <table:table-cell table:formula="of:=COM.MICROSOFT.CONCAT(MID([.B82];4;2); &quot;.&quot;; MID([.B82];1;2); &quot;.19&quot;; MID([.B82];7;2) )" office:value-type="string" office:string-value="04.11.1983" calcext:value-type="string">
            <text:p>04.11.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formula="of:=DATEDIF([.C82]; [.$I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/18/76</text:p>
          </table:table-cell>
          <table:table-cell table:formula="of:=COM.MICROSOFT.CONCAT(MID([.B83];4;2); &quot;.&quot;; MID([.B83];1;2); &quot;.19&quot;; MID([.B83];7;2) )" office:value-type="string" office:string-value="18.01.1976" calcext:value-type="string">
            <text:p>18.01.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formula="of:=DATEDIF([.C83]; [.$I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/14/32</text:p>
          </table:table-cell>
          <table:table-cell table:formula="of:=COM.MICROSOFT.CONCAT(MID([.B84];4;2); &quot;.&quot;; MID([.B84];1;2); &quot;.19&quot;; MID([.B84];7;2) )" office:value-type="string" office:string-value="14.12.1932" calcext:value-type="string">
            <text:p>14.12.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formula="of:=DATEDIF([.C84]; [.$I$2]; &quot;Y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7" office:value-type="string" calcext:value-type="string">
            <text:p>10/10/36</text:p>
          </table:table-cell>
          <table:table-cell table:formula="of:=COM.MICROSOFT.CONCAT(MID([.B85];4;2); &quot;.&quot;; MID([.B85];1;2); &quot;.19&quot;; MID([.B85];7;2) )" office:value-type="string" office:string-value="10.10.1936" calcext:value-type="string">
            <text:p>10.10.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formula="of:=DATEDIF([.C85]; [.$I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7/26/40</text:p>
          </table:table-cell>
          <table:table-cell table:formula="of:=COM.MICROSOFT.CONCAT(MID([.B86];4;2); &quot;.&quot;; MID([.B86];1;2); &quot;.19&quot;; MID([.B86];7;2) )" office:value-type="string" office:string-value="26.07.1940" calcext:value-type="string">
            <text:p>26.07.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formula="of:=DATEDIF([.C86]; [.$I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18/41</text:p>
          </table:table-cell>
          <table:table-cell table:formula="of:=COM.MICROSOFT.CONCAT(MID([.B87];4;2); &quot;.&quot;; MID([.B87];1;2); &quot;.19&quot;; MID([.B87];7;2) )" office:value-type="string" office:string-value="18.08.1941" calcext:value-type="string">
            <text:p>18.08.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formula="of:=DATEDIF([.C87]; [.$I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7" office:value-type="string" calcext:value-type="string">
            <text:p>05/05/44</text:p>
          </table:table-cell>
          <table:table-cell table:formula="of:=COM.MICROSOFT.CONCAT(MID([.B88];4;2); &quot;.&quot;; MID([.B88];1;2); &quot;.19&quot;; MID([.B88];7;2) )" office:value-type="string" office:string-value="05.05.1944" calcext:value-type="string">
            <text:p>05.05.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formula="of:=DATEDIF([.C88]; [.$I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7" office:value-type="string" calcext:value-type="string">
            <text:p>02/04/49</text:p>
          </table:table-cell>
          <table:table-cell table:formula="of:=COM.MICROSOFT.CONCAT(MID([.B89];4;2); &quot;.&quot;; MID([.B89];1;2); &quot;.19&quot;; MID([.B89];7;2) )" office:value-type="string" office:string-value="04.02.1949" calcext:value-type="string">
            <text:p>04.02.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formula="of:=DATEDIF([.C89]; [.$I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6/19/57</text:p>
          </table:table-cell>
          <table:table-cell table:formula="of:=COM.MICROSOFT.CONCAT(MID([.B90];4;2); &quot;.&quot;; MID([.B90];1;2); &quot;.19&quot;; MID([.B90];7;2) )" office:value-type="string" office:string-value="19.06.1957" calcext:value-type="string">
            <text:p>19.06.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formula="of:=DATEDIF([.C90]; [.$I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03/01/56</text:p>
          </table:table-cell>
          <table:table-cell table:formula="of:=COM.MICROSOFT.CONCAT(MID([.B91];4;2); &quot;.&quot;; MID([.B91];1;2); &quot;.19&quot;; MID([.B91];7;2) )" office:value-type="string" office:string-value="01.03.1956" calcext:value-type="string">
            <text:p>01.03.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formula="of:=DATEDIF([.C91]; [.$I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/23/80</text:p>
          </table:table-cell>
          <table:table-cell table:formula="of:=COM.MICROSOFT.CONCAT(MID([.B92];4;2); &quot;.&quot;; MID([.B92];1;2); &quot;.19&quot;; MID([.B92];7;2) )" office:value-type="string" office:string-value="23.11.1980" calcext:value-type="string">
            <text:p>23.11.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formula="of:=DATEDIF([.C92]; [.$I$2]; &quot;Y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19/77</text:p>
          </table:table-cell>
          <table:table-cell table:formula="of:=COM.MICROSOFT.CONCAT(MID([.B93];4;2); &quot;.&quot;; MID([.B93];1;2); &quot;.19&quot;; MID([.B93];7;2) )" office:value-type="string" office:string-value="19.08.1977" calcext:value-type="string">
            <text:p>19.08.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formula="of:=DATEDIF([.C93]; [.$I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/14/65</text:p>
          </table:table-cell>
          <table:table-cell table:formula="of:=COM.MICROSOFT.CONCAT(MID([.B94];4;2); &quot;.&quot;; MID([.B94];1;2); &quot;.19&quot;; MID([.B94];7;2) )" office:value-type="string" office:string-value="14.10.1965" calcext:value-type="string">
            <text:p>14.10.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formula="of:=DATEDIF([.C94]; [.$I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7" office:value-type="string" calcext:value-type="string">
            <text:p>10/10/45</text:p>
          </table:table-cell>
          <table:table-cell table:formula="of:=COM.MICROSOFT.CONCAT(MID([.B95];4;2); &quot;.&quot;; MID([.B95];1;2); &quot;.19&quot;; MID([.B95];7;2) )" office:value-type="string" office:string-value="10.10.1945" calcext:value-type="string">
            <text:p>10.10.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formula="of:=DATEDIF([.C95]; [.$I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4/23/34</text:p>
          </table:table-cell>
          <table:table-cell table:formula="of:=COM.MICROSOFT.CONCAT(MID([.B96];4;2); &quot;.&quot;; MID([.B96];1;2); &quot;.19&quot;; MID([.B96];7;2) )" office:value-type="string" office:string-value="23.04.1934" calcext:value-type="string">
            <text:p>23.04.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formula="of:=DATEDIF([.C96]; [.$I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5/21/42</text:p>
          </table:table-cell>
          <table:table-cell table:formula="of:=COM.MICROSOFT.CONCAT(MID([.B97];4;2); &quot;.&quot;; MID([.B97];1;2); &quot;.19&quot;; MID([.B97];7;2) )" office:value-type="string" office:string-value="21.05.1942" calcext:value-type="string">
            <text:p>21.05.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formula="of:=DATEDIF([.C97]; [.$I$2]; &quot;Y&quot;)" office:value-type="float" office:value="62" calcext:value-type="float">
            <text:p>6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ZadanieA i B'.A1:'ZadanieA i B'.D97"/>
        <table:database-range table:name="__Anonymous_Sheet_DB__4" table:target-range-address="ZadanieF.A1:ZadanieF.F97"/>
      </table:database-ranges>
      <table:data-pilot-tables>
        <table:data-pilot-table table:name="DataPilot1" table:application-data="" table:target-range-address="'ZadanieA i B'.F6:'ZadanieA i B'.G10" table:buttons="" table:show-filter-button="false" table:drill-down-on-double-click="false">
          <table:source-cell-range table:cell-range-address="'ZadanieA i B'.A1:'ZadanieA i B'.D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r" table:member-type="named" table:member-name="1"/>
          </table:data-pilot-field>
        </table:data-pilot-table>
        <table:data-pilot-table table:name="DataPilot2" table:application-data="" table:target-range-address="ZadanieF.H5:ZadanieF.J10" table:buttons="ZadanieF.H6 ZadanieF.I5" table:show-filter-button="false" table:drill-down-on-double-click="false">
          <table:source-cell-range table:cell-range-address="ZadanieF.A1:ZadanieF.F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chód_roczny" tableooo:display-name="Średni dochód" table:orientation="data" table:used-hierarchy="0" table:function="average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117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300" table:display="true" table:show-details="true"/>
                <table:data-pilot-member table:name="13700" table:display="true" table:show-details="true"/>
                <table:data-pilot-member table:name="14600" table:display="true" table:show-details="true"/>
                <table:data-pilot-member table:name="15800" table:display="true" table:show-details="true"/>
                <table:data-pilot-member table:name="16000" table:display="true" table:show-details="true"/>
                <table:data-pilot-member table:name="16200" table:display="true" table:show-details="true"/>
                <table:data-pilot-member table:name="17000" table:display="true" table:show-details="true"/>
                <table:data-pilot-member table:name="17400" table:display="true" table:show-details="true"/>
                <table:data-pilot-member table:name="17900" table:display="true" table:show-details="true"/>
                <table:data-pilot-member table:name="18000" table:display="true" table:show-details="true"/>
                <table:data-pilot-member table:name="18800" table:display="true" table:show-details="true"/>
                <table:data-pilot-member table:name="19300" table:display="true" table:show-details="true"/>
                <table:data-pilot-member table:name="20000" table:display="true" table:show-details="true"/>
                <table:data-pilot-member table:name="20700" table:display="true" table:show-details="true"/>
                <table:data-pilot-member table:name="20800" table:display="true" table:show-details="true"/>
                <table:data-pilot-member table:name="21000" table:display="true" table:show-details="true"/>
                <table:data-pilot-member table:name="213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100" table:display="true" table:show-details="true"/>
                <table:data-pilot-member table:name="232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400" table:display="true" table:show-details="true"/>
                <table:data-pilot-member table:name="25000" table:display="true" table:show-details="true"/>
                <table:data-pilot-member table:name="25100" table:display="true" table:show-details="true"/>
                <table:data-pilot-member table:name="25200" table:display="true" table:show-details="true"/>
                <table:data-pilot-member table:name="25600" table:display="true" table:show-details="true"/>
                <table:data-pilot-member table:name="25900" table:display="true" table:show-details="true"/>
                <table:data-pilot-member table:name="26000" table:display="true" table:show-details="true"/>
                <table:data-pilot-member table:name="26600" table:display="true" table:show-details="true"/>
                <table:data-pilot-member table:name="26700" table:display="true" table:show-details="true"/>
                <table:data-pilot-member table:name="27000" table:display="true" table:show-details="true"/>
                <table:data-pilot-member table:name="27400" table:display="true" table:show-details="true"/>
                <table:data-pilot-member table:name="27900" table:display="true" table:show-details="true"/>
                <table:data-pilot-member table:name="28000" table:display="true" table:show-details="true"/>
                <table:data-pilot-member table:name="28600" table:display="true" table:show-details="true"/>
                <table:data-pilot-member table:name="28900" table:display="true" table:show-details="true"/>
                <table:data-pilot-member table:name="29000" table:display="true" table:show-details="true"/>
                <table:data-pilot-member table:name="29300" table:display="true" table:show-details="true"/>
                <table:data-pilot-member table:name="30000" table:display="true" table:show-details="true"/>
                <table:data-pilot-member table:name="31000" table:display="true" table:show-details="true"/>
                <table:data-pilot-member table:name="31400" table:display="true" table:show-details="true"/>
                <table:data-pilot-member table:name="31800" table:display="true" table:show-details="true"/>
                <table:data-pilot-member table:name="32000" table:display="true" table:show-details="true"/>
                <table:data-pilot-member table:name="32700" table:display="true" table:show-details="true"/>
                <table:data-pilot-member table:name="32800" table:display="true" table:show-details="true"/>
                <table:data-pilot-member table:name="32900" table:display="true" table:show-details="true"/>
                <table:data-pilot-member table:name="34600" table:display="true" table:show-details="true"/>
                <table:data-pilot-member table:name="34800" table:display="true" table:show-details="true"/>
                <table:data-pilot-member table:name="36000" table:display="true" table:show-details="true"/>
                <table:data-pilot-member table:name="36500" table:display="true" table:show-details="true"/>
                <table:data-pilot-member table:name="38000" table:display="true" table:show-details="true"/>
                <table:data-pilot-member table:name="39000" table:display="true" table:show-details="true"/>
                <table:data-pilot-member table:name="40000" table:display="true" table:show-details="true"/>
                <table:data-pilot-member table:name="40200" table:display="true" table:show-details="true"/>
                <table:data-pilot-member table:name="40500" table:display="true" table:show-details="true"/>
                <table:data-pilot-member table:name="41500" table:display="true" table:show-details="true"/>
                <table:data-pilot-member table:name="42200" table:display="true" table:show-details="true"/>
                <table:data-pilot-member table:name="43000" table:display="true" table:show-details="true"/>
                <table:data-pilot-member table:name="43100" table:display="true" table:show-details="true"/>
                <table:data-pilot-member table:name="45000" table:display="true" table:show-details="true"/>
                <table:data-pilot-member table:name="45700" table:display="true" table:show-details="true"/>
                <table:data-pilot-member table:name="46100" table:display="true" table:show-details="true"/>
                <table:data-pilot-member table:name="48000" table:display="true" table:show-details="true"/>
                <table:data-pilot-member table:name="48600" table:display="true" table:show-details="true"/>
                <table:data-pilot-member table:name="49000" table:display="true" table:show-details="true"/>
                <table:data-pilot-member table:name="50000" table:display="true" table:show-details="true"/>
                <table:data-pilot-member table:name="50100" table:display="true" table:show-details="true"/>
                <table:data-pilot-member table:name="50400" table:display="true" table:show-details="true"/>
                <table:data-pilot-member table:name="52000" table:display="true" table:show-details="true"/>
                <table:data-pilot-member table:name="52200" table:display="true" table:show-details="true"/>
                <table:data-pilot-member table:name="52900" table:display="true" table:show-details="true"/>
                <table:data-pilot-member table:name="55000" table:display="true" table:show-details="true"/>
                <table:data-pilot-member table:name="61000" table:display="true" table:show-details="true"/>
                <table:data-pilot-member table:name="63100" table:display="true" table:show-details="true"/>
                <table:data-pilot-member table:name="64300" table:display="true" table:show-details="true"/>
                <table:data-pilot-member table:name="68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k" tableooo:display-name="Średni wiek" table:orientation="data" table:used-hierarchy="0" table:function="average">
            <table:data-pilot-level table:show-empty="false" calcext:repeat-item-labels="false">
              <table:data-pilot-members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number-style style:name="N117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.00.0000</text:date>, <text:time style:data-style-name="N2" text:time-value="12:06:43.983435893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1T13:35:16.756394545</dc:date>
    <meta:editing-duration>PT31M6S</meta:editing-duration>
    <meta:editing-cycles>6</meta:editing-cycles>
    <meta:generator>LibreOffice/26.2.0.3$Linux_X86_64 LibreOffice_project/620$Build-3</meta:generator>
    <meta:document-statistic meta:table-count="5" meta:cell-count="237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4.616cm" svg:y="0.316cm" chart:style-name="ch2">
          <text:p>ilość osób ze względu na dochód</text:p>
        </chart:title>
        <chart:plot-area chart:style-name="ch3" svg:x="1.331cm" svg:y="1.275cm" svg:width="14.349cm" svg:height="6.564cm">
          <chart:coordinate-region svg:x="2.27cm" svg:y="1.475cm" svg:width="13.41cm" svg:height="5.717cm"/>
          <chart:axis chart:dimension="x" chart:name="primary-x" chart:style-name="ch4" chartooo:axis-type="auto">
            <chartooo:date-scale/>
            <chart:title svg:x="7.901cm" svg:y="8.019cm" chart:style-name="ch2">
              <text:p><text:span text:style-name="T1">Dochód</text:span></text:p>
            </chart:title>
            <chart:categories table:cell-range-address="ZadanieD.E6:ZadanieD.E8"/>
          </chart:axis>
          <chart:axis chart:dimension="y" chart:name="primary-y" chart:style-name="ch5">
            <chart:title svg:x="0.451cm" svg:y="5.461cm" chart:style-name="ch6">
              <text:p><text:span text:style-name="T1">Liczba osób</text:span></text:p>
            </chart:title>
            <chart:grid chart:style-name="ch7" chart:class="major"/>
          </chart:axis>
          <chart:series chart:style-name="ch8" chart:values-cell-range-address="ZadanieD.F6:ZadanieD.F8" chart:label-cell-address="ZadanieD.F5:ZadanieD.F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osób</text:p>
                <draw:g>
                  <svg:desc>ZadanieD.F5:ZadanieD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nizej 30000 zł</text:p>
                <draw:g>
                  <svg:desc>ZadanieD.E6:ZadanieD.E8</svg:desc>
                </draw:g>
              </table:table-cell>
              <table:table-cell office:value-type="float" office:value="0.552083333333333">
                <text:p>0.552083333333333</text:p>
                <draw:g>
                  <svg:desc>ZadanieD.F6:ZadanieD.F8</svg:desc>
                </draw:g>
              </table:table-cell>
            </table:table-row>
            <table:table-row>
              <table:table-cell office:value-type="string">
                <text:p>Od 30000 zł do 50000zł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Powyżej 50000 zł</text:p>
              </table:table-cell>
              <table:table-cell office:value-type="float" office:value="0.104166666666667">
                <text:p>0.104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4.267cm" svg:y="0.316cm" chart:style-name="ch2">
          <text:p>wiek i dochód według wykształcenia </text:p>
        </chart:title>
        <chart:legend chart:legend-position="end" svg:x="12.438cm" svg:y="2.95cm" style:legend-expansion="high" chart:style-name="ch3"/>
        <chart:plot-area chart:style-name="ch4" svg:x="0.32cm" svg:y="1.275cm" svg:width="11.798cm" svg:height="6.645cm">
          <chart:coordinate-region svg:x="1.527cm" svg:y="1.474cm" svg:width="9.956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PT@data 0" chart:label-cell-address="PT@label 0" chart:class="chart:bar">
            <chart:data-point chart:repeated="3"/>
          </chart:series>
          <chart:series chart:attached-axis="secondary-y" chart:style-name="ch10" chart:values-cell-range-address="PT@data 1" chart:label-cell-address="PT@label 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dochód</text:p>
                <draw:g>
                  <svg:desc>PT@label 0</svg:desc>
                </draw:g>
              </table:table-cell>
              <table:table-cell office:value-type="string">
                <text:p>Średni wiek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PT@categories</svg:desc>
                </draw:g>
              </table:table-cell>
              <table:table-cell office:value-type="float" office:value="29583.3333333333">
                <text:p>29583.3333333333</text:p>
                <draw:g>
                  <svg:desc>PT@data 0</svg:desc>
                </draw:g>
              </table:table-cell>
              <table:table-cell office:value-type="float" office:value="46.0833333333333">
                <text:p>46.0833333333333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29441.935483871">
                <text:p>29441.935483871</text:p>
              </table:table-cell>
              <table:table-cell office:value-type="float" office:value="39.9354838709677">
                <text:p>39.9354838709677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32648.7804878049">
                <text:p>32648.7804878049</text:p>
              </table:table-cell>
              <table:table-cell office:value-type="float" office:value="48.1951219512195">
                <text:p>48.1951219512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16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954cm" svg:y="0.316cm" chart:style-name="ch2">
          <text:p><text:span text:style-name="T1">Średni wiek i dochód w podziale na wykształcenie</text:span></text:p>
        </chart:title>
        <chart:subtitle svg:x="0cm" svg:y="0cm" chart:style-name="ch3">
          <text:p><text:span text:style-name="T2">Podtytuł</text:span></text:p>
        </chart:subtitle>
        <chart:legend chart:legend-position="end" svg:x="13.031cm" svg:y="3.952cm" style:legend-expansion="high" chart:style-name="ch4"/>
        <chart:plot-area chart:style-name="ch5" svg:x="1.331cm" svg:y="1.275cm" svg:width="11.38cm" svg:height="6.564cm">
          <chart:coordinate-region svg:x="1.965cm" svg:y="1.474cm" svg:width="10.111cm" svg:height="6.166cm"/>
          <chart:axis chart:dimension="x" chart:name="primary-x" chart:style-name="ch6" chartooo:axis-type="auto">
            <chartooo:date-scale/>
            <chart:title svg:x="5.949cm" svg:y="8.019cm" chart:style-name="ch2">
              <text:p><text:span text:style-name="T3">Wykształcenie</text:span></text:p>
            </chart:title>
            <chart:categories table:cell-range-address="ZadanieF.H6:ZadanieF.H8"/>
          </chart:axis>
          <chart:axis chart:dimension="y" chart:name="primary-y" chart:style-name="ch7">
            <chart:title svg:x="0.451cm" svg:y="4.967cm" chart:style-name="ch8">
              <text:p><text:span text:style-name="T3">Wiek</text:span>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ZadanieF.J6:ZadanieF.J8" chart:label-cell-address="ZadanieF.J5:ZadanieF.J5" chart:class="chart:bar">
            <chart:data-point chart:repeated="3"/>
            <loext:propertry-mapping loext:property="BorderColor" loext:cell-range-address="ZadanieF.H6:ZadanieF.H8"/>
          </chart:series>
          <chart:series chart:attached-axis="primary-y" chart:style-name="ch12" chart:values-cell-range-address="ZadanieF.I6:ZadanieF.I8" chart:label-cell-address="ZadanieF.I5:ZadanieF.I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ZadanieF.J5:ZadanieF.J5</svg:desc>
                </draw:g>
              </table:table-cell>
              <table:table-cell office:value-type="string">
                <text:p>Kolumna H</text:p>
              </table:table-cell>
              <table:table-cell office:value-type="string">
                <text:p/>
                <draw:g>
                  <svg:desc>ZadanieF.I5:ZadanieF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ZadanieF.H6:ZadanieF.H8</svg:desc>
                </draw:g>
              </table:table-cell>
              <table:table-cell office:value-type="float" office:value="NaN">
                <text:p>NaN</text:p>
                <draw:g>
                  <svg:desc>ZadanieF.J6:ZadanieF.J8</svg:desc>
                </draw:g>
              </table:table-cell>
              <table:table-cell office:value-type="float" office:value="NaN">
                <text:p>NaN</text:p>
                <draw:g>
                  <svg:desc>ZadanieF.H6:ZadanieF.H8</svg:desc>
                </draw:g>
              </table:table-cell>
              <table:table-cell office:value-type="float" office:value="NaN">
                <text:p>NaN</text:p>
                <draw:g>
                  <svg:desc>ZadanieF.I6:ZadanieF.I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 chart:data-label-number="value" chart:data-label-text="tru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829cm" svg:y="0.316cm" chart:style-name="ch2">
          <text:p>udział osób ze względu na wykształcenie</text:p>
        </chart:title>
        <chart:plot-area chart:style-name="ch3" svg:x="0.35cm" svg:y="1.445cm" svg:width="15.3cm" svg:height="7.205cm">
          <chart:coordinate-region svg:x="4.702cm" svg:y="1.47cm" svg:width="6.903cm" svg:height="6.903cm"/>
          <chart:axis chart:dimension="x" chart:name="primary-x" chart:style-name="ch4" chartooo:axis-type="auto">
            <chartooo:date-scale/>
            <chart:categories table:cell-range-address="ZadanieC.F7:ZadanieC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adanieC.G7:ZadanieC.G9" chart:label-cell-address="ZadanieC.G6:ZadanieC.G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osób</text:p>
                <draw:g>
                  <svg:desc>ZadanieC.G6:ZadanieC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ZadanieC.F7:ZadanieC.F9</svg:desc>
                </draw:g>
              </table:table-cell>
              <table:table-cell office:value-type="float" office:value="0.25">
                <text:p>0.25</text:p>
                <draw:g>
                  <svg:desc>ZadanieC.G7:ZadanieC.G9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0.427083333333333">
                <text:p>0.42708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